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color="#808080" style:font-name="Consolas" fo:font-size="9.5pt" style:font-name-asian="Consolas" style:font-size-asian="9.5pt" style:font-name-complex="Consolas" style:font-size-complex="9.5pt"/>
    </style:style>
    <style:style style:name="P2" style:family="paragraph" style:parent-style-name="Standard">
      <style:paragraph-properties style:text-autospace="none"/>
    </style:style>
    <style:style style:name="P3" style:family="paragraph" style:parent-style-name="Standard">
      <style:paragraph-properties style:text-autospace="none"/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P4" style:family="paragraph" style:parent-style-name="Standard">
      <style:paragraph-properties style:text-autospace="none"/>
      <style:text-properties fo:color="#0000ff" style:font-name="Consolas" fo:font-size="9.5pt" style:font-name-asian="Consolas" style:font-size-asian="9.5pt" style:font-name-complex="Consolas" style:font-size-complex="9.5pt"/>
    </style:style>
    <style:style style:name="P5" style:family="paragraph" style:parent-style-name="Standard">
      <style:paragraph-properties style:text-autospace="none"/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P6" style:family="paragraph" style:parent-style-name="Standard" style:list-style-name="">
      <style:paragraph-properties style:text-autospace="none"/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P7" style:family="paragraph" style:parent-style-name="Standard" style:list-style-name="">
      <style:paragraph-properties style:text-autospace="none"/>
    </style:style>
    <style:style style:name="P8" style:family="paragraph" style:parent-style-name="Standard" style:list-style-name="">
      <style:paragraph-properties style:text-autospace="none"/>
      <style:text-properties fo:color="#0000ff" style:font-name="Consolas" fo:font-size="9.5pt" style:font-name-asian="Consolas" style:font-size-asian="9.5pt" style:font-name-complex="Consolas" style:font-size-complex="9.5pt"/>
    </style:style>
    <style:style style:name="P9" style:family="paragraph" style:parent-style-name="Standard" style:list-style-name="">
      <style:paragraph-properties style:text-autospace="none"/>
      <style:text-properties fo:color="#808080" style:font-name="Consolas" fo:font-size="9.5pt" style:font-name-asian="Consolas" style:font-size-asian="9.5pt" style:font-name-complex="Consolas" style:font-size-complex="9.5pt"/>
    </style:style>
    <style:style style:name="T1" style:family="text">
      <style:text-properties fo:color="#0000ff"/>
    </style:style>
    <style:style style:name="T2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color="#ff0000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ff00ff" style:font-name="Consolas" fo:font-size="9.5pt" style:font-name-asian="Consolas" style:font-size-asian="9.5pt" style:font-name-complex="Consolas" style:font-size-complex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REATE</text:span> <text:span text:style-name="T1">DATABASE</text:span> Library</text:p>
      <text:p text:style-name="P8">GO</text:p>
      <text:p text:style-name="P6"/>
      <text:p text:style-name="P7"><text:span text:style-name="T2">USE</text:span><text:span text:style-name="T4"> Library</text:span></text:p>
      <text:p text:style-name="P6"/>
      <text:p text:style-name="P7"><text:span text:style-name="T2">CREATE</text:span><text:span text:style-name="T4"> </text:span><text:span text:style-name="T2">TABLE</text:span><text:span text:style-name="T4"> Library_Branch</text:span><text:span text:style-name="T2"> </text:span><text:span text:style-name="T5">(</text:span></text:p>
      <text:p text:style-name="P7"><text:span text:style-name="T4"><text:tab/>ID </text:span><text:span text:style-name="T2">INT</text:span><text:span text:style-name="T4"> </text:span><text:span text:style-name="T2">PRIMARY</text:span><text:span text:style-name="T4"> </text:span><text:span text:style-name="T2">KEY</text:span><text:span text:style-name="T4"> </text:span><text:span text:style-name="T5">NOT</text:span><text:span text:style-name="T4"> </text:span><text:span text:style-name="T5">NULL</text:span><text:span text:style-name="T4"> </text:span><text:span text:style-name="T2">IDENTITY </text:span><text:span text:style-name="T5">(</text:span><text:span text:style-name="T4">1</text:span><text:span text:style-name="T5">,</text:span><text:span text:style-name="T4">1</text:span><text:span text:style-name="T5">),</text:span></text:p>
      <text:p text:style-name="P7"><text:span text:style-name="T4"><text:tab/>Name </text:span><text:span text:style-name="T2">VARCHAR</text:span><text:span text:style-name="T5">(</text:span><text:span text:style-name="T4">50</text:span><text:span text:style-name="T5">)</text:span><text:span text:style-name="T4"> </text:span><text:span text:style-name="T5">NOT</text:span><text:span text:style-name="T4"> </text:span><text:span text:style-name="T5">NULL,</text:span></text:p>
      <text:p text:style-name="P7"><text:span text:style-name="T4"><text:tab/></text:span><text:span text:style-name="T2">Address</text:span><text:span text:style-name="T4"> </text:span><text:span text:style-name="T2">VARCHAR</text:span><text:span text:style-name="T5">(</text:span><text:span text:style-name="T4">50</text:span><text:span text:style-name="T5">)</text:span><text:span text:style-name="T4"> </text:span><text:span text:style-name="T5">NOT</text:span><text:span text:style-name="T4"> </text:span><text:span text:style-name="T5">NULL</text:span></text:p>
      <text:p text:style-name="P9">);</text:p>
      <text:p text:style-name="P6"/>
      <text:p text:style-name="P7"><text:span text:style-name="T2">CREATE</text:span><text:span text:style-name="T4"> </text:span><text:span text:style-name="T2">TABLE</text:span><text:span text:style-name="T4"> Borrower</text:span><text:span text:style-name="T2"> </text:span><text:span text:style-name="T5">(</text:span></text:p>
      <text:p text:style-name="P7"><text:span text:style-name="T4"><text:tab/>Card_Number </text:span><text:span text:style-name="T2">INT</text:span><text:span text:style-name="T4"> </text:span><text:span text:style-name="T2">PRIMARY</text:span><text:span text:style-name="T4"> </text:span><text:span text:style-name="T2">KEY</text:span><text:span text:style-name="T4"> </text:span><text:span text:style-name="T5">NOT</text:span><text:span text:style-name="T4"> </text:span><text:span text:style-name="T5">NULL</text:span><text:span text:style-name="T4"> </text:span><text:span text:style-name="T2">IDENTITY </text:span><text:span text:style-name="T5">(</text:span><text:span text:style-name="T4">5000</text:span><text:span text:style-name="T5">,</text:span><text:span text:style-name="T4">1</text:span><text:span text:style-name="T5">),</text:span></text:p>
      <text:p text:style-name="P7"><text:span text:style-name="T4"><text:tab/>Name </text:span><text:span text:style-name="T2">VARCHAR</text:span><text:span text:style-name="T5">(</text:span><text:span text:style-name="T4">50</text:span><text:span text:style-name="T5">)</text:span><text:span text:style-name="T4"> </text:span><text:span text:style-name="T5">NOT</text:span><text:span text:style-name="T4"> </text:span><text:span text:style-name="T5">NULL,</text:span></text:p>
      <text:p text:style-name="P7"><text:span text:style-name="T4"><text:tab/></text:span><text:span text:style-name="T2">Address</text:span><text:span text:style-name="T4"> </text:span><text:span text:style-name="T2">VARCHAR</text:span><text:span text:style-name="T5">(</text:span><text:span text:style-name="T4">50</text:span><text:span text:style-name="T5">)</text:span><text:span text:style-name="T4"> </text:span><text:span text:style-name="T5">NOT</text:span><text:span text:style-name="T4"> </text:span><text:span text:style-name="T5">NULL,</text:span></text:p>
      <text:p text:style-name="P7"><text:span text:style-name="T4"><text:tab/>Phone </text:span><text:span text:style-name="T2">VARCHAR</text:span><text:span text:style-name="T5">(</text:span><text:span text:style-name="T4">50</text:span><text:span text:style-name="T5">)</text:span><text:span text:style-name="T4"> </text:span><text:span text:style-name="T5">NOT</text:span><text:span text:style-name="T4"> </text:span><text:span text:style-name="T5">NULL,</text:span></text:p>
      <text:p text:style-name="P9">);</text:p>
      <text:p text:style-name="P6"/>
      <text:p text:style-name="P7"><text:span text:style-name="T2">CREATE</text:span><text:span text:style-name="T4"> </text:span><text:span text:style-name="T2">TABLE</text:span><text:span text:style-name="T4"> Publisher</text:span><text:span text:style-name="T2"> </text:span><text:span text:style-name="T5">(</text:span></text:p>
      <text:p text:style-name="P7"><text:span text:style-name="T4"><text:tab/>Company </text:span><text:span text:style-name="T2">VARCHAR</text:span><text:span text:style-name="T5">(</text:span><text:span text:style-name="T4">50</text:span><text:span text:style-name="T5">)</text:span><text:span text:style-name="T4"> </text:span><text:span text:style-name="T2">PRIMARY</text:span><text:span text:style-name="T4"> </text:span><text:span text:style-name="T2">KEY</text:span><text:span text:style-name="T4"> </text:span><text:span text:style-name="T5">NOT</text:span><text:span text:style-name="T4"> </text:span><text:span text:style-name="T5">NULL,</text:span></text:p>
      <text:p text:style-name="P7"><text:span text:style-name="T4"><text:tab/></text:span><text:span text:style-name="T2">Address</text:span><text:span text:style-name="T4"> </text:span><text:span text:style-name="T2">VARCHAR</text:span><text:span text:style-name="T5">(</text:span><text:span text:style-name="T4">50</text:span><text:span text:style-name="T5">)</text:span><text:span text:style-name="T4"> </text:span><text:span text:style-name="T5">NOT</text:span><text:span text:style-name="T4"> </text:span><text:span text:style-name="T5">NULL,</text:span></text:p>
      <text:p text:style-name="P7"><text:span text:style-name="T4"><text:tab/>Phone </text:span><text:span text:style-name="T2">VARCHAR</text:span><text:span text:style-name="T5">(</text:span><text:span text:style-name="T4">50</text:span><text:span text:style-name="T5">)</text:span><text:span text:style-name="T4"> </text:span><text:span text:style-name="T5">NOT</text:span><text:span text:style-name="T4"> </text:span><text:span text:style-name="T5">NULL</text:span></text:p>
      <text:p text:style-name="P9">);</text:p>
      <text:p text:style-name="P6"/>
      <text:p text:style-name="P7"><text:span text:style-name="T2">CREATE</text:span><text:span text:style-name="T4"> </text:span><text:span text:style-name="T2">TABLE</text:span><text:span text:style-name="T4"> Book</text:span><text:span text:style-name="T2"> </text:span><text:span text:style-name="T5">(</text:span></text:p>
      <text:p text:style-name="P7"><text:span text:style-name="T4"><text:tab/>ID </text:span><text:span text:style-name="T2">INT</text:span><text:span text:style-name="T4"> </text:span><text:span text:style-name="T2">PRIMARY</text:span><text:span text:style-name="T4"> </text:span><text:span text:style-name="T2">KEY</text:span><text:span text:style-name="T4"> </text:span><text:span text:style-name="T5">NOT</text:span><text:span text:style-name="T4"> </text:span><text:span text:style-name="T5">NULL</text:span><text:span text:style-name="T4"> </text:span><text:span text:style-name="T2">IDENTITY </text:span><text:span text:style-name="T5">(</text:span><text:span text:style-name="T4">100</text:span><text:span text:style-name="T5">,</text:span><text:span text:style-name="T4">1</text:span><text:span text:style-name="T5">),</text:span></text:p>
      <text:p text:style-name="P7"><text:span text:style-name="T4"><text:tab/>Title </text:span><text:span text:style-name="T2">VARCHAR</text:span><text:span text:style-name="T5">(</text:span><text:span text:style-name="T4">50</text:span><text:span text:style-name="T5">)</text:span><text:span text:style-name="T4"> </text:span><text:span text:style-name="T5">NOT</text:span><text:span text:style-name="T4"> </text:span><text:span text:style-name="T5">NULL,</text:span></text:p>
      <text:p text:style-name="P7"><text:span text:style-name="T4"><text:tab/>Publisher </text:span><text:span text:style-name="T2">VARCHAR</text:span><text:span text:style-name="T5">(</text:span><text:span text:style-name="T4">50</text:span><text:span text:style-name="T5">)</text:span><text:span text:style-name="T4"> </text:span><text:span text:style-name="T2">FOREIGN</text:span><text:span text:style-name="T4"> </text:span><text:span text:style-name="T2">KEY</text:span><text:span text:style-name="T4"> </text:span><text:span text:style-name="T2">REFERENCES</text:span><text:span text:style-name="T4"> Publisher</text:span><text:span text:style-name="T5">(</text:span><text:span text:style-name="T4">Company</text:span><text:span text:style-name="T5">)</text:span></text:p>
      <text:p text:style-name="P9">);</text:p>
      <text:p text:style-name="P6"/>
      <text:p text:style-name="P7"><text:span text:style-name="T2">CREATE</text:span><text:span text:style-name="T4"> </text:span><text:span text:style-name="T2">TABLE</text:span><text:span text:style-name="T4"> Author</text:span><text:span text:style-name="T2"> </text:span><text:span text:style-name="T5">(</text:span></text:p>
      <text:p text:style-name="P7"><text:span text:style-name="T4"><text:tab/>BookID </text:span><text:span text:style-name="T2">INT</text:span><text:span text:style-name="T4"> </text:span><text:span text:style-name="T2">FOREIGN</text:span><text:span text:style-name="T4"> </text:span><text:span text:style-name="T2">KEY</text:span><text:span text:style-name="T4"> </text:span><text:span text:style-name="T2">REFERENCES</text:span><text:span text:style-name="T4"> Book</text:span><text:span text:style-name="T5">(</text:span><text:span text:style-name="T4">ID</text:span><text:span text:style-name="T5">),</text:span></text:p>
      <text:p text:style-name="P7"><text:span text:style-name="T4"><text:tab/>Name </text:span><text:span text:style-name="T2">VARCHAR</text:span><text:span text:style-name="T5">(</text:span><text:span text:style-name="T4">50</text:span><text:span text:style-name="T5">)</text:span><text:span text:style-name="T4"> </text:span><text:span text:style-name="T5">NOT</text:span><text:span text:style-name="T4"> </text:span><text:span text:style-name="T5">NULL</text:span></text:p>
      <text:p text:style-name="P9">);</text:p>
      <text:p text:style-name="P6"/>
      <text:p text:style-name="P7"><text:span text:style-name="T2">CREATE</text:span><text:span text:style-name="T4"> </text:span><text:span text:style-name="T2">TABLE</text:span><text:span text:style-name="T4"> Loans</text:span><text:span text:style-name="T2"> </text:span><text:span text:style-name="T5">(</text:span></text:p>
      <text:p text:style-name="P7"><text:span text:style-name="T4"><text:tab/>BookID </text:span><text:span text:style-name="T2">INT</text:span><text:span text:style-name="T4"> </text:span><text:span text:style-name="T2">FOREIGN</text:span><text:span text:style-name="T4"> </text:span><text:span text:style-name="T2">KEY</text:span><text:span text:style-name="T4"> </text:span><text:span text:style-name="T2">REFERENCES</text:span><text:span text:style-name="T4"> Book</text:span><text:span text:style-name="T5">(</text:span><text:span text:style-name="T4">ID</text:span><text:span text:style-name="T5">),</text:span></text:p>
      <text:p text:style-name="P7"><text:span text:style-name="T4"><text:tab/>ID </text:span><text:span text:style-name="T2">INT</text:span><text:span text:style-name="T4"> </text:span><text:span text:style-name="T2">FOREIGN</text:span><text:span text:style-name="T4"> </text:span><text:span text:style-name="T2">KEY</text:span><text:span text:style-name="T4"> </text:span><text:span text:style-name="T2">REFERENCES</text:span><text:span text:style-name="T4"> Library_Branch</text:span><text:span text:style-name="T5">(</text:span><text:span text:style-name="T4">ID</text:span><text:span text:style-name="T5">),</text:span></text:p>
      <text:p text:style-name="P7"><text:span text:style-name="T4"><text:tab/>CardNumber </text:span><text:span text:style-name="T2">INT</text:span><text:span text:style-name="T4"> </text:span><text:span text:style-name="T2">FOREIGN</text:span><text:span text:style-name="T4"> </text:span><text:span text:style-name="T2">KEY</text:span><text:span text:style-name="T4"> </text:span><text:span text:style-name="T2">REFERENCES</text:span><text:span text:style-name="T4"> Borrower</text:span><text:span text:style-name="T5">(</text:span><text:span text:style-name="T4">Card_Number</text:span><text:span text:style-name="T5">),</text:span></text:p>
      <text:p text:style-name="P7"><text:span text:style-name="T4"><text:tab/>Date_Out </text:span><text:span text:style-name="T2">DATE</text:span><text:span text:style-name="T4"> </text:span><text:span text:style-name="T5">NOT</text:span><text:span text:style-name="T4"> </text:span><text:span text:style-name="T5">NULL,</text:span></text:p>
      <text:p text:style-name="P7"><text:span text:style-name="T4"><text:tab/>Due_Date </text:span><text:span text:style-name="T2">DATE</text:span><text:span text:style-name="T4"> </text:span><text:span text:style-name="T5">NOT</text:span><text:span text:style-name="T4"> </text:span><text:span text:style-name="T5">NULL</text:span></text:p>
      <text:p text:style-name="P9">);</text:p>
      <text:p text:style-name="P6"/>
      <text:p text:style-name="P7"><text:span text:style-name="T2">CREATE</text:span><text:span text:style-name="T4"> </text:span><text:span text:style-name="T2">TABLE</text:span><text:span text:style-name="T4"> Book_Copies</text:span><text:span text:style-name="T2"> </text:span><text:span text:style-name="T5">(</text:span></text:p>
      <text:p text:style-name="P7"><text:span text:style-name="T4"><text:tab/>Copies </text:span><text:span text:style-name="T2">VARCHAR</text:span><text:span text:style-name="T5">(</text:span><text:span text:style-name="T4">50</text:span><text:span text:style-name="T5">)</text:span><text:span text:style-name="T4"> </text:span><text:span text:style-name="T5">NOT</text:span><text:span text:style-name="T4"> </text:span><text:span text:style-name="T5">NULL,</text:span></text:p>
      <text:p text:style-name="P7"><text:span text:style-name="T4"><text:tab/>BookID </text:span><text:span text:style-name="T2">INT</text:span><text:span text:style-name="T4"> </text:span><text:span text:style-name="T2">FOREIGN</text:span><text:span text:style-name="T4"> </text:span><text:span text:style-name="T2">KEY</text:span><text:span text:style-name="T4"> </text:span><text:span text:style-name="T2">REFERENCES</text:span><text:span text:style-name="T4"> Book</text:span><text:span text:style-name="T5">(</text:span><text:span text:style-name="T4">ID</text:span><text:span text:style-name="T5">),</text:span></text:p>
      <text:p text:style-name="P7"><text:span text:style-name="T4"><text:tab/>Library_BranchID </text:span><text:span text:style-name="T2">INT</text:span><text:span text:style-name="T4"> </text:span><text:span text:style-name="T2">FOREIGN</text:span><text:span text:style-name="T4"> </text:span><text:span text:style-name="T2">KEY</text:span><text:span text:style-name="T4"> </text:span><text:span text:style-name="T2">REFERENCES</text:span><text:span text:style-name="T4"> Library_Branch</text:span><text:span text:style-name="T5">(</text:span><text:span text:style-name="T4">ID</text:span><text:span text:style-name="T5">)</text:span></text:p>
      <text:p text:style-name="P9">);</text:p>
      <text:p text:style-name="P6"/>
      <text:p text:style-name="P7"><text:span text:style-name="T2">INSERT</text:span><text:span text:style-name="T4"> </text:span><text:span text:style-name="T2">INTO</text:span><text:span text:style-name="T4"> Library_Branch</text:span></text:p>
      <text:p text:style-name="P7"><text:span text:style-name="T2"><text:tab/></text:span><text:span text:style-name="T5">(</text:span><text:span text:style-name="T4">Name</text:span><text:span text:style-name="T5">,</text:span><text:span text:style-name="T4"> </text:span><text:span text:style-name="T2">Address</text:span><text:span text:style-name="T5">)</text:span></text:p>
      <text:p text:style-name="P7"><text:span text:style-name="T4"><text:tab/></text:span><text:span text:style-name="T2">VALUES</text:span></text:p>
      <text:p text:style-name="P7"><text:span text:style-name="T2"><text:tab/></text:span><text:span text:style-name="T5">(</text:span><text:span text:style-name="T6">'Central'</text:span><text:span text:style-name="T5">,</text:span><text:span text:style-name="T4"> </text:span><text:span text:style-name="T6">'4794 Main St.'</text:span><text:span text:style-name="T5">),</text:span></text:p>
      <text:p text:style-name="P7"><text:span text:style-name="T2"><text:tab/></text:span><text:span text:style-name="T5">(</text:span><text:span text:style-name="T6">'Sharpstown'</text:span><text:span text:style-name="T5">,</text:span><text:span text:style-name="T4"> </text:span><text:span text:style-name="T6">'7942 110th St.'</text:span><text:span text:style-name="T5">),</text:span></text:p>
      <text:p text:style-name="P7"><text:span text:style-name="T2"><text:tab/></text:span><text:span text:style-name="T5">(</text:span><text:span text:style-name="T6">'Bender'</text:span><text:span text:style-name="T5">,</text:span><text:span text:style-name="T4"> </text:span><text:span text:style-name="T6">'17452 Isgrate Rd.'</text:span><text:span text:style-name="T5">),</text:span></text:p>
      <text:p text:style-name="P7"><text:span text:style-name="T2"><text:tab/></text:span><text:span text:style-name="T5">(</text:span><text:span text:style-name="T6">'Yorkshire'</text:span><text:span text:style-name="T5">,</text:span><text:span text:style-name="T4"> </text:span><text:span text:style-name="T6">'9847 Gene Ct.'</text:span><text:span text:style-name="T5">),</text:span></text:p>
      <text:p text:style-name="P7"><text:span text:style-name="T2"><text:tab/></text:span><text:span text:style-name="T5">(</text:span><text:span text:style-name="T6">'Springfield'</text:span><text:span text:style-name="T5">,</text:span><text:span text:style-name="T4"> </text:span><text:span text:style-name="T6">'539 Robert St.'</text:span><text:span text:style-name="T5">),</text:span></text:p>
      <text:p text:style-name="P7"><text:span text:style-name="T2"><text:tab/></text:span><text:span text:style-name="T5">(</text:span><text:span text:style-name="T6">'Cobblestone'</text:span><text:span text:style-name="T5">,</text:span><text:span text:style-name="T4"> </text:span><text:span text:style-name="T6">'2586 Nakatomi Ave.'</text:span><text:span text:style-name="T5">)</text:span></text:p>
      <text:p text:style-name="P9">;</text:p>
      <text:p text:style-name="P6"/>
      <text:p text:style-name="P7"><text:soft-page-break/><text:span text:style-name="T2">INSERT</text:span><text:span text:style-name="T4"> </text:span><text:span text:style-name="T2">INTO</text:span><text:span text:style-name="T4"> Borrower</text:span></text:p>
      <text:p text:style-name="P7"><text:span text:style-name="T2"><text:tab/></text:span><text:span text:style-name="T5">(</text:span><text:span text:style-name="T4">Name</text:span><text:span text:style-name="T5">,</text:span><text:span text:style-name="T4"> </text:span><text:span text:style-name="T2">Address</text:span><text:span text:style-name="T5">,</text:span><text:span text:style-name="T4"> Phone</text:span><text:span text:style-name="T5">)</text:span></text:p>
      <text:p text:style-name="P7"><text:span text:style-name="T4"><text:tab/></text:span><text:span text:style-name="T2">VALUES</text:span></text:p>
      <text:p text:style-name="P7"><text:span text:style-name="T2"><text:tab/></text:span><text:span text:style-name="T5">(</text:span><text:span text:style-name="T6">'Rhys Bussiere'</text:span><text:span text:style-name="T5">,</text:span><text:span text:style-name="T4"> </text:span><text:span text:style-name="T6">'29635 SW Rose Ln.'</text:span><text:span text:style-name="T5">,</text:span><text:span text:style-name="T4"> </text:span><text:span text:style-name="T6">'651-387-4201'</text:span><text:span text:style-name="T5">),</text:span></text:p>
      <text:p text:style-name="P7"><text:span text:style-name="T2"><text:tab/></text:span><text:span text:style-name="T5">(</text:span><text:span text:style-name="T6">'Max Bussiere'</text:span><text:span text:style-name="T5">,</text:span><text:span text:style-name="T4"> </text:span><text:span text:style-name="T6">'610 4th St.'</text:span><text:span text:style-name="T5">,</text:span><text:span text:style-name="T4"> </text:span><text:span text:style-name="T6">'612-839-2348'</text:span><text:span text:style-name="T5">),</text:span></text:p>
      <text:p text:style-name="P7"><text:span text:style-name="T2"><text:tab/></text:span><text:span text:style-name="T5">(</text:span><text:span text:style-name="T6">'Lyra Bussiere'</text:span><text:span text:style-name="T5">,</text:span><text:span text:style-name="T4"> </text:span><text:span text:style-name="T6">'610 4th St.'</text:span><text:span text:style-name="T5">,</text:span><text:span text:style-name="T4"> </text:span><text:span text:style-name="T6">'651-437-8082'</text:span><text:span text:style-name="T5">),</text:span></text:p>
      <text:p text:style-name="P7"><text:span text:style-name="T2"><text:tab/></text:span><text:span text:style-name="T5">(</text:span><text:span text:style-name="T6">'Nancy Bussiere'</text:span><text:span text:style-name="T5">,</text:span><text:span text:style-name="T4"> </text:span><text:span text:style-name="T6">'11223 Panama Ave.'</text:span><text:span text:style-name="T5">,</text:span><text:span text:style-name="T4"> </text:span><text:span text:style-name="T6">'651-334-4677'</text:span><text:span text:style-name="T5">),</text:span></text:p>
      <text:p text:style-name="P7"><text:span text:style-name="T2"><text:tab/></text:span><text:span text:style-name="T5">(</text:span><text:span text:style-name="T6">'Greg Bussiere'</text:span><text:span text:style-name="T5">,</text:span><text:span text:style-name="T4"> </text:span><text:span text:style-name="T6">'11223 Panama Ave.'</text:span><text:span text:style-name="T5">,</text:span><text:span text:style-name="T4"> </text:span><text:span text:style-name="T6">'651-334-4191'</text:span><text:span text:style-name="T5">),</text:span></text:p>
      <text:p text:style-name="P7"><text:span text:style-name="T2"><text:tab/></text:span><text:span text:style-name="T5">(</text:span><text:span text:style-name="T6">'John Hemmingson'</text:span><text:span text:style-name="T5">,</text:span><text:span text:style-name="T4"> </text:span><text:span text:style-name="T6">'5487 Burlington Rd.'</text:span><text:span text:style-name="T5">,</text:span><text:span text:style-name="T4"> </text:span><text:span text:style-name="T6">'612-270-4287'</text:span><text:span text:style-name="T5">),</text:span></text:p>
      <text:p text:style-name="P7"><text:span text:style-name="T2"><text:tab/></text:span><text:span text:style-name="T5">(</text:span><text:span text:style-name="T6">'Michael Hemmingson'</text:span><text:span text:style-name="T5">,</text:span><text:span text:style-name="T4"> </text:span><text:span text:style-name="T6">'7835 Eagan Ct.'</text:span><text:span text:style-name="T5">,</text:span><text:span text:style-name="T4"> </text:span><text:span text:style-name="T6">'651-494-8293'</text:span><text:span text:style-name="T5">),</text:span></text:p>
      <text:p text:style-name="P7"><text:span text:style-name="T2"><text:tab/></text:span><text:span text:style-name="T5">(</text:span><text:span text:style-name="T6">'Doug Hanson'</text:span><text:span text:style-name="T5">,</text:span><text:span text:style-name="T4"> </text:span><text:span text:style-name="T6">'412 Betty Ln.'</text:span><text:span text:style-name="T5">,</text:span><text:span text:style-name="T4"> </text:span><text:span text:style-name="T6">'651-347-9036'</text:span><text:span text:style-name="T5">),</text:span></text:p>
      <text:p text:style-name="P7"><text:span text:style-name="T2"><text:tab/></text:span><text:span text:style-name="T5">(</text:span><text:span text:style-name="T6">'Robbie Hauck'</text:span><text:span text:style-name="T5">,</text:span><text:span text:style-name="T4"> </text:span><text:span text:style-name="T6">'69427 Main St.'</text:span><text:span text:style-name="T5">,</text:span><text:span text:style-name="T4"> </text:span><text:span text:style-name="T6">'612-336-0192'</text:span><text:span text:style-name="T5">),</text:span></text:p>
      <text:p text:style-name="P7"><text:span text:style-name="T2"><text:tab/></text:span><text:span text:style-name="T5">(</text:span><text:span text:style-name="T6">'Jeff Brown'</text:span><text:span text:style-name="T5">,</text:span><text:span text:style-name="T4"> </text:span><text:span text:style-name="T6">'489 Paris Ct.'</text:span><text:span text:style-name="T5">,</text:span><text:span text:style-name="T4"> </text:span><text:span text:style-name="T6">'612-253-1217'</text:span><text:span text:style-name="T5">),</text:span></text:p>
      <text:p text:style-name="P7"><text:span text:style-name="T2"><text:tab/></text:span><text:span text:style-name="T5">(</text:span><text:span text:style-name="T6">'Nick Williamson'</text:span><text:span text:style-name="T5">,</text:span><text:span text:style-name="T4"> </text:span><text:span text:style-name="T6">'3712 Dodd Rd.'</text:span><text:span text:style-name="T5">,</text:span><text:span text:style-name="T4"> </text:span><text:span text:style-name="T6">'952-910-5812'</text:span><text:span text:style-name="T5">),</text:span></text:p>
      <text:p text:style-name="P7"><text:span text:style-name="T2"><text:tab/></text:span><text:span text:style-name="T5">(</text:span><text:span text:style-name="T6">'Zach Kennedy'</text:span><text:span text:style-name="T5">,</text:span><text:span text:style-name="T4"> </text:span><text:span text:style-name="T6">'6743 Finali Dr.'</text:span><text:span text:style-name="T5">,</text:span><text:span text:style-name="T4"> </text:span><text:span text:style-name="T6">'952-456-7285'</text:span><text:span text:style-name="T5">),</text:span></text:p>
      <text:p text:style-name="P7"><text:span text:style-name="T2"><text:tab/></text:span><text:span text:style-name="T5">(</text:span><text:span text:style-name="T6">'Megan Ohlendorf'</text:span><text:span text:style-name="T5">,</text:span><text:span text:style-name="T4"> </text:span><text:span text:style-name="T6">'59432 Robert St.'</text:span><text:span text:style-name="T5">,</text:span><text:span text:style-name="T4"> </text:span><text:span text:style-name="T6">'712-389-5810'</text:span><text:span text:style-name="T5">)</text:span></text:p>
      <text:p text:style-name="P9">;</text:p>
      <text:p text:style-name="P6"/>
      <text:p text:style-name="P7"><text:span text:style-name="T2">INSERT</text:span><text:span text:style-name="T4"> </text:span><text:span text:style-name="T2">INTO</text:span><text:span text:style-name="T4"> Publisher</text:span></text:p>
      <text:p text:style-name="P7"><text:span text:style-name="T2"><text:tab/></text:span><text:span text:style-name="T5">(</text:span><text:span text:style-name="T4">Company</text:span><text:span text:style-name="T5">,</text:span><text:span text:style-name="T4"> </text:span><text:span text:style-name="T2">Address</text:span><text:span text:style-name="T5">,</text:span><text:span text:style-name="T4"> Phone</text:span><text:span text:style-name="T5">)</text:span></text:p>
      <text:p text:style-name="P7"><text:span text:style-name="T4"><text:tab/></text:span><text:span text:style-name="T2">VALUES</text:span></text:p>
      <text:p text:style-name="P7"><text:span text:style-name="T2"><text:tab/></text:span><text:span text:style-name="T5">(</text:span><text:span text:style-name="T6">'Arcade Publishing'</text:span><text:span text:style-name="T5">,</text:span><text:span text:style-name="T4"> </text:span><text:span text:style-name="T6">'6794 New York St.'</text:span><text:span text:style-name="T5">,</text:span><text:span text:style-name="T4"> </text:span><text:span text:style-name="T6">'541-250-9292'</text:span><text:span text:style-name="T5">),</text:span></text:p>
      <text:p text:style-name="P7"><text:span text:style-name="T2"><text:tab/></text:span><text:span text:style-name="T5">(</text:span><text:span text:style-name="T6">'Dover Publications'</text:span><text:span text:style-name="T5">,</text:span><text:span text:style-name="T4"> </text:span><text:span text:style-name="T6">'463 London Ave.'</text:span><text:span text:style-name="T4"> </text:span><text:span text:style-name="T5">,</text:span><text:span text:style-name="T6">'503-922-9788'</text:span><text:span text:style-name="T5">),</text:span></text:p>
      <text:p text:style-name="P7"><text:span text:style-name="T2"><text:tab/></text:span><text:span text:style-name="T5">(</text:span><text:span text:style-name="T6">'Focal Press'</text:span><text:span text:style-name="T5">,</text:span><text:span text:style-name="T4"> </text:span><text:span text:style-name="T6">'74891 Manila Ln.'</text:span><text:span text:style-name="T5">,</text:span><text:span text:style-name="T4"> </text:span><text:span text:style-name="T6">'612-867-5675'</text:span><text:span text:style-name="T5">),</text:span></text:p>
      <text:p text:style-name="P7"><text:span text:style-name="T2"><text:tab/></text:span><text:span text:style-name="T5">(</text:span><text:span text:style-name="T6">'Hawthorne Books'</text:span><text:span text:style-name="T5">,</text:span><text:span text:style-name="T4"> </text:span><text:span text:style-name="T6">'5132 Venice Ct.'</text:span><text:span text:style-name="T5">,</text:span><text:span text:style-name="T4"> </text:span><text:span text:style-name="T6">'503-880-4606'</text:span><text:span text:style-name="T5">),</text:span></text:p>
      <text:p text:style-name="P7"><text:span text:style-name="T2"><text:tab/></text:span><text:span text:style-name="T5">(</text:span><text:span text:style-name="T6">'New Village Press'</text:span><text:span text:style-name="T5">,</text:span><text:span text:style-name="T4"> </text:span><text:span text:style-name="T6">'195 Tampa Bay Dr.'</text:span><text:span text:style-name="T4"> </text:span><text:span text:style-name="T5">,</text:span><text:span text:style-name="T6">'847-767-3093'</text:span><text:span text:style-name="T5">),</text:span></text:p>
      <text:p text:style-name="P7"><text:span text:style-name="T2"><text:tab/></text:span><text:span text:style-name="T5">(</text:span><text:span text:style-name="T6">'Virago Press'</text:span><text:span text:style-name="T5">,</text:span><text:span text:style-name="T4"> </text:span><text:span text:style-name="T6">'82539 Virginia Ave.'</text:span><text:span text:style-name="T5">,</text:span><text:span text:style-name="T4"> </text:span><text:span text:style-name="T6">'507-330-3900'</text:span><text:span text:style-name="T5">)</text:span></text:p>
      <text:p text:style-name="P9">;</text:p>
      <text:p text:style-name="P6"/>
      <text:p text:style-name="P7"><text:span text:style-name="T2">INSERT</text:span><text:span text:style-name="T4"> </text:span><text:span text:style-name="T2">INTO</text:span><text:span text:style-name="T4"> Book</text:span></text:p>
      <text:p text:style-name="P7"><text:span text:style-name="T2"><text:tab/></text:span><text:span text:style-name="T5">(</text:span><text:span text:style-name="T4">Title</text:span><text:span text:style-name="T5">,</text:span><text:span text:style-name="T4"> Publisher</text:span><text:span text:style-name="T5">)</text:span></text:p>
      <text:p text:style-name="P7"><text:span text:style-name="T4"><text:tab/></text:span><text:span text:style-name="T2">VALUES</text:span></text:p>
      <text:p text:style-name="P7"><text:span text:style-name="T2"><text:tab/></text:span><text:span text:style-name="T5">(</text:span><text:span text:style-name="T6">'IT'</text:span><text:span text:style-name="T5">,</text:span><text:span text:style-name="T4"> </text:span><text:span text:style-name="T6">'Arcade Publishing'</text:span><text:span text:style-name="T5">),</text:span></text:p>
      <text:p text:style-name="P7"><text:span text:style-name="T2"><text:tab/></text:span><text:span text:style-name="T5">(</text:span><text:span text:style-name="T6">'Christine'</text:span><text:span text:style-name="T5">,</text:span><text:span text:style-name="T4"> </text:span><text:span text:style-name="T6">'Arcade Publishing'</text:span><text:span text:style-name="T5">),</text:span></text:p>
      <text:p text:style-name="P7"><text:span text:style-name="T2"><text:tab/></text:span><text:span text:style-name="T5">(</text:span><text:span text:style-name="T6">'Cujo'</text:span><text:span text:style-name="T5">,</text:span><text:span text:style-name="T4"> </text:span><text:span text:style-name="T6">'Arcade Publishing'</text:span><text:span text:style-name="T5">),</text:span></text:p>
      <text:p text:style-name="P7"><text:span text:style-name="T2"><text:tab/></text:span><text:span text:style-name="T5">(</text:span><text:span text:style-name="T6">'Nighthawk'</text:span><text:span text:style-name="T5">,</text:span><text:span text:style-name="T4"> </text:span><text:span text:style-name="T6">'Focal Press'</text:span><text:span text:style-name="T5">),</text:span></text:p>
      <text:p text:style-name="P7"><text:span text:style-name="T2"><text:tab/></text:span><text:span text:style-name="T5">(</text:span><text:span text:style-name="T6">'Havana Storm'</text:span><text:span text:style-name="T5">,</text:span><text:span text:style-name="T4"> </text:span><text:span text:style-name="T6">'Focal Press'</text:span><text:span text:style-name="T5">),</text:span></text:p>
      <text:p text:style-name="P7"><text:span text:style-name="T2"><text:tab/></text:span><text:span text:style-name="T5">(</text:span><text:span text:style-name="T6">'Atlas Shrugged'</text:span><text:span text:style-name="T5">,</text:span><text:span text:style-name="T4"> </text:span><text:span text:style-name="T6">'Hawthorne Books'</text:span><text:span text:style-name="T5">),</text:span></text:p>
      <text:p text:style-name="P7"><text:span text:style-name="T2"><text:tab/></text:span><text:span text:style-name="T5">(</text:span><text:span text:style-name="T6">'The Fountainhead'</text:span><text:span text:style-name="T5">,</text:span><text:span text:style-name="T4"> </text:span><text:span text:style-name="T6">'Hawthorne Books'</text:span><text:span text:style-name="T5">),</text:span></text:p>
      <text:p text:style-name="P7"><text:span text:style-name="T2"><text:tab/></text:span><text:span text:style-name="T5">(</text:span><text:span text:style-name="T6">'Jurassic Park'</text:span><text:span text:style-name="T5">,</text:span><text:span text:style-name="T4"> </text:span><text:span text:style-name="T6">'Dover Publications'</text:span><text:span text:style-name="T5">),</text:span></text:p>
      <text:p text:style-name="P7"><text:span text:style-name="T2"><text:tab/></text:span><text:span text:style-name="T5">(</text:span><text:span text:style-name="T6">'The Andromeda Strain'</text:span><text:span text:style-name="T5">,</text:span><text:span text:style-name="T4"> </text:span><text:span text:style-name="T6">'Dover Publications'</text:span><text:span text:style-name="T5">),</text:span></text:p>
      <text:p text:style-name="P7"><text:span text:style-name="T2"><text:tab/></text:span><text:span text:style-name="T5">(</text:span><text:span text:style-name="T6">'Angels and Demons'</text:span><text:span text:style-name="T5">,</text:span><text:span text:style-name="T4"> </text:span><text:span text:style-name="T6">'Virago Press'</text:span><text:span text:style-name="T5">),</text:span></text:p>
      <text:p text:style-name="P7"><text:span text:style-name="T2"><text:tab/></text:span><text:span text:style-name="T5">(</text:span><text:span text:style-name="T6">'The Da Vinci Code'</text:span><text:span text:style-name="T5">,</text:span><text:span text:style-name="T4"> </text:span><text:span text:style-name="T6">'Virago Press'</text:span><text:span text:style-name="T5">),</text:span></text:p>
      <text:p text:style-name="P7"><text:span text:style-name="T2"><text:tab/></text:span><text:span text:style-name="T5">(</text:span><text:span text:style-name="T6">'NPCs'</text:span><text:span text:style-name="T5">,</text:span><text:span text:style-name="T4"> </text:span><text:span text:style-name="T6">'New Village Press'</text:span><text:span text:style-name="T5">),</text:span></text:p>
      <text:p text:style-name="P7"><text:span text:style-name="T2"><text:tab/></text:span><text:span text:style-name="T5">(</text:span><text:span text:style-name="T6">'SuperPowereds'</text:span><text:span text:style-name="T5">,</text:span><text:span text:style-name="T4"> </text:span><text:span text:style-name="T6">'New Village Press'</text:span><text:span text:style-name="T5">),</text:span></text:p>
      <text:p text:style-name="P7"><text:span text:style-name="T2"><text:tab/></text:span><text:span text:style-name="T5">(</text:span><text:span text:style-name="T6">'Psychopath Test'</text:span><text:span text:style-name="T5">,</text:span><text:span text:style-name="T4"> </text:span><text:span text:style-name="T6">'Dover Publications'</text:span><text:span text:style-name="T5">),</text:span></text:p>
      <text:p text:style-name="P7"><text:span text:style-name="T2"><text:tab/></text:span><text:span text:style-name="T5">(</text:span><text:span text:style-name="T6">'The Men who Stare at Goats'</text:span><text:span text:style-name="T5">,</text:span><text:span text:style-name="T4"> </text:span><text:span text:style-name="T6">'Dover Publications'</text:span><text:span text:style-name="T5">),</text:span></text:p>
      <text:p text:style-name="P7"><text:span text:style-name="T2"><text:tab/></text:span><text:span text:style-name="T5">(</text:span><text:span text:style-name="T6">'Contact'</text:span><text:span text:style-name="T5">,</text:span><text:span text:style-name="T4"> </text:span><text:span text:style-name="T6">'Hawthorne Books'</text:span><text:span text:style-name="T5">),</text:span></text:p>
      <text:p text:style-name="P7"><text:span text:style-name="T2"><text:tab/></text:span><text:span text:style-name="T5">(</text:span><text:span text:style-name="T6">'Demon Haunted World'</text:span><text:span text:style-name="T5">,</text:span><text:span text:style-name="T4"> </text:span><text:span text:style-name="T6">'Hawthorne Books'</text:span><text:span text:style-name="T5">),</text:span></text:p>
      <text:p text:style-name="P7"><text:span text:style-name="T2"><text:tab/></text:span><text:span text:style-name="T5">(</text:span><text:span text:style-name="T6">'Harry Potter and the Sorcerers Stone'</text:span><text:span text:style-name="T5">,</text:span><text:span text:style-name="T4"> </text:span><text:span text:style-name="T6">'Virago Press'</text:span><text:span text:style-name="T5">),</text:span></text:p>
      <text:p text:style-name="P7"><text:span text:style-name="T2"><text:tab/></text:span><text:span text:style-name="T5">(</text:span><text:span text:style-name="T6">'Harry Potter and the Chamber of Secrets'</text:span><text:span text:style-name="T5">,</text:span><text:span text:style-name="T4"> </text:span><text:span text:style-name="T6">'Virago Press'</text:span><text:span text:style-name="T5">),</text:span></text:p>
      <text:p text:style-name="P7"><text:span text:style-name="T2"><text:tab/></text:span><text:span text:style-name="T5">(</text:span><text:span text:style-name="T6">'Harry Potter and the Prisoner of Azkaban'</text:span><text:span text:style-name="T5">,</text:span><text:span text:style-name="T4"> </text:span><text:span text:style-name="T6">'Virago Press'</text:span><text:span text:style-name="T5">),</text:span></text:p>
      <text:p text:style-name="P7"><text:span text:style-name="T2"><text:tab/></text:span><text:span text:style-name="T5">(</text:span><text:span text:style-name="T6">'Harry Potter and the Goblet of Fire'</text:span><text:span text:style-name="T5">,</text:span><text:span text:style-name="T4"> </text:span><text:span text:style-name="T6">'Virago Press'</text:span><text:span text:style-name="T5">),</text:span></text:p>
      <text:p text:style-name="P7"><text:span text:style-name="T2"><text:tab/></text:span><text:span text:style-name="T5">(</text:span><text:span text:style-name="T6">'Harry Potter and the Order of the Phoenix'</text:span><text:span text:style-name="T5">,</text:span><text:span text:style-name="T4"> </text:span><text:span text:style-name="T6">'Virago Press'</text:span><text:span text:style-name="T5">),</text:span></text:p>
      <text:p text:style-name="P7"><text:span text:style-name="T2"><text:tab/></text:span><text:span text:style-name="T5">(</text:span><text:span text:style-name="T6">'Harry Potter and the Half-Blood Prince'</text:span><text:span text:style-name="T5">,</text:span><text:span text:style-name="T4"> </text:span><text:span text:style-name="T6">'Virago Press'</text:span><text:span text:style-name="T5">),</text:span></text:p>
      <text:p text:style-name="P7"><text:span text:style-name="T2"><text:tab/></text:span><text:span text:style-name="T5">(</text:span><text:span text:style-name="T6">'Harry Potter and the Deathly Hallows'</text:span><text:span text:style-name="T5">,</text:span><text:span text:style-name="T4"> </text:span><text:span text:style-name="T6">'Virago Press'</text:span><text:span text:style-name="T5">),</text:span></text:p>
      <text:p text:style-name="P7"><text:span text:style-name="T2"><text:tab/></text:span><text:span text:style-name="T5">(</text:span><text:span text:style-name="T6">'The Adventures of Huckleberry Finn'</text:span><text:span text:style-name="T5">,</text:span><text:span text:style-name="T4"> </text:span><text:span text:style-name="T6">'Focal Press'</text:span><text:span text:style-name="T5">),</text:span></text:p>
      <text:p text:style-name="P7"><text:span text:style-name="T2"><text:tab/></text:span><text:span text:style-name="T5">(</text:span><text:span text:style-name="T6">'The Adventures of Tom Sawyer'</text:span><text:span text:style-name="T5">,</text:span><text:span text:style-name="T4"> </text:span><text:span text:style-name="T6">'Focal Press'</text:span><text:span text:style-name="T5">),</text:span></text:p>
      <text:p text:style-name="P7"><text:span text:style-name="T2"><text:tab/></text:span><text:span text:style-name="T5">(</text:span><text:span text:style-name="T6">'I know Why the Caged Bird Sings'</text:span><text:span text:style-name="T5">,</text:span><text:span text:style-name="T4"> </text:span><text:span text:style-name="T6">'Arcade Publishing'</text:span><text:span text:style-name="T5">),</text:span></text:p>
      <text:p text:style-name="P7"><text:span text:style-name="T2"><text:tab/></text:span><text:span text:style-name="T5">(</text:span><text:span text:style-name="T6">'The Heart of a Woman'</text:span><text:span text:style-name="T5">,</text:span><text:span text:style-name="T4"> </text:span><text:span text:style-name="T6">'Arcade Publishing'</text:span><text:span text:style-name="T5">),</text:span></text:p>
      <text:p text:style-name="P7"><text:soft-page-break/><text:span text:style-name="T2"><text:tab/></text:span><text:span text:style-name="T5">(</text:span><text:span text:style-name="T6">'The Hobbit'</text:span><text:span text:style-name="T5">,</text:span><text:span text:style-name="T4"> </text:span><text:span text:style-name="T6">'New Village Press'</text:span><text:span text:style-name="T5">),</text:span></text:p>
      <text:p text:style-name="P7"><text:span text:style-name="T2"><text:tab/></text:span><text:span text:style-name="T5">(</text:span><text:span text:style-name="T6">'The Lord of the Rings'</text:span><text:span text:style-name="T5">,</text:span><text:span text:style-name="T4"> </text:span><text:span text:style-name="T6">'New Village Press'</text:span><text:span text:style-name="T5">),</text:span></text:p>
      <text:p text:style-name="P7"><text:span text:style-name="T2"><text:tab/></text:span><text:span text:style-name="T5">(</text:span><text:span text:style-name="T6">'The Fellowship of the Ring'</text:span><text:span text:style-name="T5">,</text:span><text:span text:style-name="T4"> </text:span><text:span text:style-name="T6">'New Village Press'</text:span><text:span text:style-name="T5">),</text:span></text:p>
      <text:p text:style-name="P7"><text:span text:style-name="T2"><text:tab/></text:span><text:span text:style-name="T5">(</text:span><text:span text:style-name="T6">'The Two Towers'</text:span><text:span text:style-name="T5">,</text:span><text:span text:style-name="T4"> </text:span><text:span text:style-name="T6">'New Village Press'</text:span><text:span text:style-name="T5">),</text:span></text:p>
      <text:p text:style-name="P7"><text:span text:style-name="T2"><text:tab/></text:span><text:span text:style-name="T5">(</text:span><text:span text:style-name="T6">'The Return of the King'</text:span><text:span text:style-name="T5">,</text:span><text:span text:style-name="T4"> </text:span><text:span text:style-name="T6">'New Village Press'</text:span><text:span text:style-name="T5">),</text:span></text:p>
      <text:p text:style-name="P7"><text:span text:style-name="T2"><text:tab/></text:span><text:span text:style-name="T5">(</text:span><text:span text:style-name="T6">'The Chronicles of Narnia'</text:span><text:span text:style-name="T5">,</text:span><text:span text:style-name="T4"> </text:span><text:span text:style-name="T6">'Focal Press'</text:span><text:span text:style-name="T5">),</text:span></text:p>
      <text:p text:style-name="P7"><text:span text:style-name="T2"><text:tab/></text:span><text:span text:style-name="T5">(</text:span><text:span text:style-name="T6">'War of the Worlds'</text:span><text:span text:style-name="T5">,</text:span><text:span text:style-name="T4"> </text:span><text:span text:style-name="T6">'Dover Publications'</text:span><text:span text:style-name="T5">),</text:span></text:p>
      <text:p text:style-name="P7"><text:span text:style-name="T2"><text:tab/></text:span><text:span text:style-name="T5">(</text:span><text:span text:style-name="T6">'Animal Farm'</text:span><text:span text:style-name="T5">,</text:span><text:span text:style-name="T4"> </text:span><text:span text:style-name="T6">'Dover Publications'</text:span><text:span text:style-name="T5">),</text:span></text:p>
      <text:p text:style-name="P7"><text:span text:style-name="T2"><text:tab/></text:span><text:span text:style-name="T5">(</text:span><text:span text:style-name="T6">'The Old Man and the Sea'</text:span><text:span text:style-name="T5">,</text:span><text:span text:style-name="T4"> </text:span><text:span text:style-name="T6">'Hawthorne Books'</text:span><text:span text:style-name="T5">),</text:span></text:p>
      <text:p text:style-name="P7"><text:span text:style-name="T2"><text:tab/></text:span><text:span text:style-name="T5">(</text:span><text:span text:style-name="T6">'The Tell-Tale Heart'</text:span><text:span text:style-name="T5">,</text:span><text:span text:style-name="T4"> </text:span><text:span text:style-name="T6">'Focal Press'</text:span><text:span text:style-name="T5">),</text:span></text:p>
      <text:p text:style-name="P7"><text:span text:style-name="T2"><text:tab/></text:span><text:span text:style-name="T5">(</text:span><text:span text:style-name="T6">'The Narrative of Arthur Gordon Pym of Nantucket'</text:span><text:span text:style-name="T5">,</text:span><text:span text:style-name="T4"> </text:span><text:span text:style-name="T6">'Focal Press'</text:span><text:span text:style-name="T5">),</text:span></text:p>
      <text:p text:style-name="P7"><text:span text:style-name="T2"><text:tab/></text:span><text:span text:style-name="T5">(</text:span><text:span text:style-name="T6">'The Complete Robot'</text:span><text:span text:style-name="T5">,</text:span><text:span text:style-name="T4"> </text:span><text:span text:style-name="T6">'Arcade Publishing'</text:span><text:span text:style-name="T5">),</text:span></text:p>
      <text:p text:style-name="P7"><text:span text:style-name="T2"><text:tab/></text:span><text:span text:style-name="T5">(</text:span><text:span text:style-name="T6">'Foundation'</text:span><text:span text:style-name="T5">,</text:span><text:span text:style-name="T4"> </text:span><text:span text:style-name="T6">'Arcade Publishing'</text:span><text:span text:style-name="T5">),</text:span></text:p>
      <text:p text:style-name="P7"><text:span text:style-name="T2"><text:tab/></text:span><text:span text:style-name="T5">(</text:span><text:span text:style-name="T6">'Foundation and Empire'</text:span><text:span text:style-name="T5">,</text:span><text:span text:style-name="T4"> </text:span><text:span text:style-name="T6">'Arcade Publishing'</text:span><text:span text:style-name="T5">),</text:span></text:p>
      <text:p text:style-name="P7"><text:span text:style-name="T2"><text:tab/></text:span><text:span text:style-name="T5">(</text:span><text:span text:style-name="T6">'Second Foundation'</text:span><text:span text:style-name="T5">,</text:span><text:span text:style-name="T4"> </text:span><text:span text:style-name="T6">'Arcade Publishing'</text:span><text:span text:style-name="T5">),</text:span></text:p>
      <text:p text:style-name="P7"><text:span text:style-name="T2"><text:tab/></text:span><text:span text:style-name="T5">(</text:span><text:span text:style-name="T6">'The Picture of Dorian Gray'</text:span><text:span text:style-name="T5">,</text:span><text:span text:style-name="T4"> </text:span><text:span text:style-name="T6">'Hawthorne Books'</text:span><text:span text:style-name="T5">),</text:span></text:p>
      <text:p text:style-name="P7"><text:span text:style-name="T2"><text:tab/></text:span><text:span text:style-name="T5">(</text:span><text:span text:style-name="T6">'The Hunt for Red October'</text:span><text:span text:style-name="T5">,</text:span><text:span text:style-name="T4"> </text:span><text:span text:style-name="T6">'Focal Press'</text:span><text:span text:style-name="T5">),</text:span></text:p>
      <text:p text:style-name="P7"><text:span text:style-name="T2"><text:tab/></text:span><text:span text:style-name="T5">(</text:span><text:span text:style-name="T6">'Patriot Games'</text:span><text:span text:style-name="T5">,</text:span><text:span text:style-name="T4"> </text:span><text:span text:style-name="T6">'Focal Press'</text:span><text:span text:style-name="T5">),</text:span></text:p>
      <text:p text:style-name="P7"><text:span text:style-name="T2"><text:tab/></text:span><text:span text:style-name="T5">(</text:span><text:span text:style-name="T6">'Clear and Present Danger'</text:span><text:span text:style-name="T5">,</text:span><text:span text:style-name="T4"> </text:span><text:span text:style-name="T6">'Focal Press'</text:span><text:span text:style-name="T5">),</text:span></text:p>
      <text:p text:style-name="P7"><text:span text:style-name="T2"><text:tab/></text:span><text:span text:style-name="T5">(</text:span><text:span text:style-name="T6">'The Bourne Identity'</text:span><text:span text:style-name="T5">,</text:span><text:span text:style-name="T4"> </text:span><text:span text:style-name="T6">'Virago Press'</text:span><text:span text:style-name="T5">),</text:span></text:p>
      <text:p text:style-name="P7"><text:span text:style-name="T2"><text:tab/></text:span><text:span text:style-name="T5">(</text:span><text:span text:style-name="T6">'The Bourne Supremacy'</text:span><text:span text:style-name="T5">,</text:span><text:span text:style-name="T4"> </text:span><text:span text:style-name="T6">'Virago Press'</text:span><text:span text:style-name="T5">),</text:span></text:p>
      <text:p text:style-name="P7"><text:span text:style-name="T2"><text:tab/></text:span><text:span text:style-name="T5">(</text:span><text:span text:style-name="T6">'The Bourne Ultimatum'</text:span><text:span text:style-name="T5">,</text:span><text:span text:style-name="T4"> </text:span><text:span text:style-name="T6">'Virago Press'</text:span><text:span text:style-name="T5">),</text:span></text:p>
      <text:p text:style-name="P7"><text:span text:style-name="T2"><text:tab/></text:span><text:span text:style-name="T5">(</text:span><text:span text:style-name="T6">'The Lost Tribe'</text:span><text:span text:style-name="T5">,</text:span><text:span text:style-name="T4"> </text:span><text:span text:style-name="T6">'Dover Publications'</text:span><text:span text:style-name="T5">)</text:span></text:p>
      <text:p text:style-name="P9">;</text:p>
      <text:p text:style-name="P6"/>
      <text:p text:style-name="P7"><text:span text:style-name="T2">INSERT</text:span><text:span text:style-name="T4"> </text:span><text:span text:style-name="T2">INTO</text:span><text:span text:style-name="T4"> Author</text:span></text:p>
      <text:p text:style-name="P7"><text:span text:style-name="T2"><text:tab/></text:span><text:span text:style-name="T5">(</text:span><text:span text:style-name="T4">BookID</text:span><text:span text:style-name="T5">,</text:span><text:span text:style-name="T4"> Name</text:span><text:span text:style-name="T5">)</text:span></text:p>
      <text:p text:style-name="P7"><text:span text:style-name="T4"><text:tab/></text:span><text:span text:style-name="T2">VALUES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IT'</text:span><text:span text:style-name="T5">),</text:span><text:span text:style-name="T4"> </text:span><text:span text:style-name="T6">'Stephen King'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Christine'</text:span><text:span text:style-name="T5">),</text:span><text:span text:style-name="T4"> </text:span><text:span text:style-name="T6">'Stephen King'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Cujo'</text:span><text:span text:style-name="T5">),</text:span><text:span text:style-name="T4"> </text:span><text:span text:style-name="T6">'Stephen King'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Nighthawk'</text:span><text:span text:style-name="T5">),</text:span><text:span text:style-name="T4"> </text:span><text:span text:style-name="T6">'Clive Cussler'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vana Storm'</text:span><text:span text:style-name="T5">),</text:span><text:span text:style-name="T4"> </text:span><text:span text:style-name="T6">'Clive Cussler'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Atlas Shrugged'</text:span><text:span text:style-name="T5">),</text:span><text:span text:style-name="T4"> </text:span><text:span text:style-name="T6">'Ayn Rand'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Fountainhead'</text:span><text:span text:style-name="T5">),</text:span><text:span text:style-name="T4"> </text:span><text:span text:style-name="T6">'Ayn Rand'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Jurassic Park'</text:span><text:span text:style-name="T5">),</text:span><text:span text:style-name="T4"> </text:span><text:span text:style-name="T6">'Michael Crichton'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Andromeda Strain'</text:span><text:span text:style-name="T5">),</text:span><text:span text:style-name="T4"> </text:span><text:span text:style-name="T6">'Michael Crichton'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Angels and Demons'</text:span><text:span text:style-name="T5">),</text:span><text:span text:style-name="T4"> </text:span><text:span text:style-name="T6">'Dan Brown'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Da Vinci Code'</text:span><text:span text:style-name="T5">),</text:span><text:span text:style-name="T4"> </text:span><text:span text:style-name="T6">'Dan Brown'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NPCs'</text:span><text:span text:style-name="T5">),</text:span><text:span text:style-name="T4"> </text:span><text:span text:style-name="T6">'Drew Hayes'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SuperPowereds'</text:span><text:span text:style-name="T5">),</text:span><text:span text:style-name="T4"> </text:span><text:span text:style-name="T6">'Drew Hayes'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Psychopath Test'</text:span><text:span text:style-name="T5">),</text:span><text:span text:style-name="T4"> </text:span><text:span text:style-name="T6">'Jon Ronson'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Men Who Stare at Goats'</text:span><text:span text:style-name="T5">),</text:span><text:span text:style-name="T4"> </text:span><text:span text:style-name="T6">'Jon Ronson'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Contact'</text:span><text:span text:style-name="T5">),</text:span><text:span text:style-name="T4"> </text:span><text:span text:style-name="T6">'Carl Sagan'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Demon Haunted World'</text:span><text:span text:style-name="T5">),</text:span><text:span text:style-name="T4"> </text:span><text:span text:style-name="T6">'Carl Sagan'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Sorcerers Stone'</text:span><text:span text:style-name="T5">),</text:span><text:span text:style-name="T4"> </text:span><text:span text:style-name="T6">'J.K. Rowling'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Chamber of Secrets'</text:span><text:span text:style-name="T5">),</text:span><text:span text:style-name="T4"> </text:span><text:span text:style-name="T6">'J.K. Rowling'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Prisoner of Azkaban'</text:span><text:span text:style-name="T5">),</text:span><text:span text:style-name="T4"> </text:span><text:span text:style-name="T6">'J.K. Rowling'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Goblet of Fire'</text:span><text:span text:style-name="T5">),</text:span><text:span text:style-name="T4"> </text:span><text:span text:style-name="T6">'J.K. Rowling'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Order of the Phoenix'</text:span><text:span text:style-name="T5">),</text:span><text:span text:style-name="T4"> </text:span><text:span text:style-name="T6">'J.K. Rowling'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Half-Blood Prince'</text:span><text:span text:style-name="T5">),</text:span><text:span text:style-name="T4"> </text:span><text:span text:style-name="T6">'J.K. Rowling'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Deathly Hallows'</text:span><text:span text:style-name="T5">),</text:span><text:span text:style-name="T4"> </text:span><text:span text:style-name="T6">'J.K. Rowling'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Adventures of Huckleberry Finn'</text:span><text:span text:style-name="T5">),</text:span><text:span text:style-name="T4"> </text:span><text:span text:style-name="T6">'Mark </text:span><text:soft-page-break/><text:span text:style-name="T6">Twain'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Adventures of Tom Sawyer'</text:span><text:span text:style-name="T5">),</text:span><text:span text:style-name="T4"> </text:span><text:span text:style-name="T6">'Mark Twain'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I Know Why the Caged Bird Sings'</text:span><text:span text:style-name="T5">),</text:span><text:span text:style-name="T4"> </text:span><text:span text:style-name="T6">'Maya Angelou'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Heart of a Woman'</text:span><text:span text:style-name="T5">),</text:span><text:span text:style-name="T4"> </text:span><text:span text:style-name="T6">'Maya Angelou'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Hobbit'</text:span><text:span text:style-name="T5">),</text:span><text:span text:style-name="T4"> </text:span><text:span text:style-name="T6">'J.R.R. Tolkien'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Lord of the Rings'</text:span><text:span text:style-name="T5">),</text:span><text:span text:style-name="T4"> </text:span><text:span text:style-name="T6">'J.R.R. Tolkien'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Fellowship of the Ring'</text:span><text:span text:style-name="T5">),</text:span><text:span text:style-name="T4"> </text:span><text:span text:style-name="T6">'J.R.R. Tolkien'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Return of the King'</text:span><text:span text:style-name="T5">),</text:span><text:span text:style-name="T4"> </text:span><text:span text:style-name="T6">'J.R.R. Tolkien'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Chronicles of Narnia'</text:span><text:span text:style-name="T5">),</text:span><text:span text:style-name="T4"> </text:span><text:span text:style-name="T6">'C.S. Lewis'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War of the Worlds'</text:span><text:span text:style-name="T5">),</text:span><text:span text:style-name="T4"> </text:span><text:span text:style-name="T6">'George Orwell'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Animal Farm'</text:span><text:span text:style-name="T5">),</text:span><text:span text:style-name="T4"> </text:span><text:span text:style-name="T6">'George Orwell'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Old Man and the Sea'</text:span><text:span text:style-name="T5">),</text:span><text:span text:style-name="T4"> </text:span><text:span text:style-name="T6">'Ernest Hemingway'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Tell-Tale Heart'</text:span><text:span text:style-name="T5">),</text:span><text:span text:style-name="T4"> </text:span><text:span text:style-name="T6">'Edgar Allan Poe'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Narrative of Arthur Gordon Pym of Nantucket'</text:span><text:span text:style-name="T5">),</text:span><text:span text:style-name="T4"> </text:span><text:span text:style-name="T6">'Edgar Allan Poe'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Complete Robot'</text:span><text:span text:style-name="T5">),</text:span><text:span text:style-name="T4"> </text:span><text:span text:style-name="T6">'Isaac Asimov'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Foundation'</text:span><text:span text:style-name="T5">),</text:span><text:span text:style-name="T4"> </text:span><text:span text:style-name="T6">'Isaac Asimov'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Foundation and Empire'</text:span><text:span text:style-name="T5">),</text:span><text:span text:style-name="T4"> </text:span><text:span text:style-name="T6">'Isaac Asimov'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Second Foundation'</text:span><text:span text:style-name="T5">),</text:span><text:span text:style-name="T4"> </text:span><text:span text:style-name="T6">'Isaac Asimov'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Picture of Dorian Gray'</text:span><text:span text:style-name="T5">),</text:span><text:span text:style-name="T4"> </text:span><text:span text:style-name="T6">'Oscar Wilde'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Hunt for Red October'</text:span><text:span text:style-name="T5">),</text:span><text:span text:style-name="T4"> </text:span><text:span text:style-name="T6">'Tom Clancy'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Patriot Games'</text:span><text:span text:style-name="T5">),</text:span><text:span text:style-name="T4"> </text:span><text:span text:style-name="T6">'Tom Clancy'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Clear and Present Danger'</text:span><text:span text:style-name="T5">),</text:span><text:span text:style-name="T4"> </text:span><text:span text:style-name="T6">'Tom Clancy'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Bourne Identity'</text:span><text:span text:style-name="T5">),</text:span><text:span text:style-name="T4"> </text:span><text:span text:style-name="T6">'Robert Ludlum'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Bourne Supremacy'</text:span><text:span text:style-name="T5">),</text:span><text:span text:style-name="T4"> </text:span><text:span text:style-name="T6">'Robert Ludlum'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Bourne Ultimatum'</text:span><text:span text:style-name="T5">),</text:span><text:span text:style-name="T4"> </text:span><text:span text:style-name="T6">'Robert Ludlum'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Lost Tribe'</text:span><text:span text:style-name="T5">),</text:span><text:span text:style-name="T4"> </text:span><text:span text:style-name="T6">'Mark Lee'</text:span><text:span text:style-name="T5">)</text:span></text:p>
      <text:p text:style-name="P9">;</text:p>
      <text:p text:style-name="P6"/>
      <text:p text:style-name="P7"><text:span text:style-name="T2">INSERT</text:span><text:span text:style-name="T4"> </text:span><text:span text:style-name="T2">INTO</text:span><text:span text:style-name="T4"> Book_Copies</text:span></text:p>
      <text:p text:style-name="P7"><text:span text:style-name="T2"><text:tab/></text:span><text:span text:style-name="T5">(</text:span><text:span text:style-name="T4">BookID</text:span><text:span text:style-name="T5">,</text:span><text:span text:style-name="T4"> Library_BranchID</text:span><text:span text:style-name="T5">,</text:span><text:span text:style-name="T4"> Copies</text:span><text:span text:style-name="T5">)</text:span></text:p>
      <text:p text:style-name="P7"><text:span text:style-name="T4"><text:tab/></text:span><text:span text:style-name="T2">VALUES</text:span></text:p>
      <text:p text:style-name="P7"><text:span text:style-name="T2"><text:s text:c="4"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IT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Christine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Cujo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Nighthawk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vana Storm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Atlas Shrugged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Fountainhead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Jurassic Park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Andromeda Strain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Angels and Demon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Da Vinci Code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NPC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SuperPowered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Psychopath Test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text:span text:style-name="T4"> 3</text:span><text:span text:style-name="T5">),</text:span></text:p>
      <text:p text:style-name="P7"><text:soft-page-break/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Men who Stare at Goat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Contact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Demon Haunted World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Sorcerers Stone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Chamber of Secret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Prisoner of Azkaban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Goblet of Fire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Order of the Phoenix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Half-Blood Prince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Deathly Hallow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Adventures of Huckleberry Finn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Adventures of Tom Sawyer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I know Why the Caged Bird Sing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Heart of a Woman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Hobbit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Lord of the Ring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Fellowship of the Ring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Two Tower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Return of the King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Chronicles of Narnia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War of the World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Animal Farm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Old Man and the Sea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Tell-Tale Heart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Narrative of Arthur Gordon Pym of Nantucket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Complete Robot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Foundation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Foundation and Empire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Second Foundation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Picture of Dorian Gray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text:span text:style-name="T4"> 3</text:span><text:span text:style-name="T5">),</text:span></text:p>
      <text:p text:style-name="P7"><text:soft-page-break/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Hunt for Red October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Patriot Game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Clear and Present Danger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Bourne Identity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Bourne Supremacy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Bourne Ultimatum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Lost Tribe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IT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Christine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Cujo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Nighthawk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vana Storm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Atlas Shrugged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Fountainhead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Jurassic Park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Andromeda Strain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Angels and Demon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Da Vinci Code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NPC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SuperPowered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Psychopath Test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Men who Stare at Goat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Contact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Demon Haunted World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Sorcerers Stone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Chamber of Secret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Prisoner of Azkaban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Goblet of Fire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Order of the Phoenix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Half-Blood Prince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text:span text:style-name="T4"> 3</text:span><text:span text:style-name="T5">),</text:span></text:p>
      <text:p text:style-name="P7"><text:soft-page-break/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Deathly Hallow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Adventures of Huckleberry Finn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Adventures of Tom Sawyer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I know Why the Caged Bird Sing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Heart of a Woman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Hobbit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Lord of the Ring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Fellowship of the Ring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Two Tower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Return of the King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Chronicles of Narnia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War of the World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Animal Farm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Old Man and the Sea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Tell-Tale Heart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Narrative of Arthur Gordon Pym of Nantucket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Complete Robot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Foundation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Foundation and Empire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Second Foundation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Picture of Dorian Gray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Hunt for Red October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Patriot Game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Clear and Present Danger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Bourne Identity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Bourne Supremacy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Bourne Ultimatum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Lost Tribe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IT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Christine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text:span text:style-name="T4"> 3</text:span><text:span text:style-name="T5">),</text:span></text:p>
      <text:p text:style-name="P7"><text:soft-page-break/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Cujo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Nighthawk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vana Storm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Atlas Shrugged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Fountainhead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Jurassic Park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Andromeda Strain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Angels and Demon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Da Vinci Code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NPC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SuperPowered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Psychopath Test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Men who Stare at Goat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Contact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Demon Haunted World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Sorcerers Stone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Chamber of Secret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Prisoner of Azkaban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Goblet of Fire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Order of the Phoenix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Half-Blood Prince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Deathly Hallow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Adventures of Huckleberry Finn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Adventures of Tom Sawyer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I know Why the Caged Bird Sing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Heart of a Woman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Hobbit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Lord of the Ring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Fellowship of the Ring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Two Tower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text:span text:style-name="T4"> 3</text:span><text:span text:style-name="T5">),</text:span></text:p>
      <text:p text:style-name="P7"><text:soft-page-break/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Return of the King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Chronicles of Narnia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War of the World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Animal Farm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Old Man and the Sea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Tell-Tale Heart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Narrative of Arthur Gordon Pym of Nantucket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Complete Robot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Foundation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Foundation and Empire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Second Foundation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Picture of Dorian Gray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Hunt for Red October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Patriot Game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Clear and Present Danger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Bourne Identity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Bourne Supremacy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Bourne Ultimatum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Lost Tribe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IT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Christine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Cujo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Nighthawk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vana Storm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Atlas Shrugged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Fountainhead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Jurassic Park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Andromeda Strain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Angels and Demon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Da Vinci Code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text:span text:style-name="T4"> 3</text:span><text:span text:style-name="T5">),</text:span></text:p>
      <text:p text:style-name="P7"><text:soft-page-break/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NPC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SuperPowered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Psychopath Test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Men who Stare at Goat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Contact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Demon Haunted World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Sorcerers Stone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Chamber of Secret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Prisoner of Azkaban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Goblet of Fire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Order of the Phoenix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Half-Blood Prince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Deathly Hallow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Adventures of Huckleberry Finn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Adventures of Tom Sawyer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I know Why the Caged Bird Sing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Heart of a Woman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Hobbit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Lord of the Ring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Fellowship of the Ring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Two Tower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Return of the King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Chronicles of Narnia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War of the World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Animal Farm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Old Man and the Sea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Tell-Tale Heart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Narrative of Arthur Gordon Pym of Nantucket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Complete Robot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Foundation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text:span text:style-name="T4"> 3</text:span><text:span text:style-name="T5">),</text:span></text:p>
      <text:p text:style-name="P7"><text:soft-page-break/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Foundation and Empire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Second Foundation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Picture of Dorian Gray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Hunt for Red October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Patriot Game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Clear and Present Danger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Bourne Identity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Bourne Supremacy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Bourne Ultimatum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Lost Tribe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IT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Christine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Cujo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Nighthawk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vana Storm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Atlas Shrugged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Fountainhead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Jurassic Park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Andromeda Strain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Angels and Demon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Da Vinci Code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NPC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SuperPowered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Psychopath Test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Men who Stare at Goat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Contact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Demon Haunted World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Sorcerers Stone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Chamber of Secret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Prisoner of Azkaban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text:span text:style-name="T4"> 3</text:span><text:span text:style-name="T5">),</text:span></text:p>
      <text:p text:style-name="P7"><text:soft-page-break/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Goblet of Fire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Order of the Phoenix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Half-Blood Prince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Deathly Hallow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Adventures of Huckleberry Finn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Adventures of Tom Sawyer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I know Why the Caged Bird Sing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Heart of a Woman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Hobbit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Lord of the Ring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Fellowship of the Ring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Two Tower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Return of the King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Chronicles of Narnia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War of the World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Animal Farm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Old Man and the Sea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Tell-Tale Heart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Narrative of Arthur Gordon Pym of Nantucket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Complete Robot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Foundation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Foundation and Empire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Second Foundation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Picture of Dorian Gray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Hunt for Red October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Patriot Game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Clear and Present Danger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Bourne Identity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Bourne Supremacy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Bourne Ultimatum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text:span text:style-name="T4"> 3</text:span><text:span text:style-name="T5">),</text:span></text:p>
      <text:p text:style-name="P7"><text:soft-page-break/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Lost Tribe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IT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Christine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Cujo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Nighthawk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vana Storm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Atlas Shrugged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Fountainhead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Jurassic Park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Andromeda Strain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Angels and Demon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Da Vinci Code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NPC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SuperPowered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Psychopath Test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Men who Stare at Goat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Contact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Demon Haunted World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Sorcerers Stone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Chamber of Secret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Prisoner of Azkaban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Goblet of Fire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Order of the Phoenix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Half-Blood Prince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Deathly Hallow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Adventures of Huckleberry Finn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Adventures of Tom Sawyer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I know Why the Caged Bird Sing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Heart of a Woman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Hobbit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text:span text:style-name="T4"> 3</text:span><text:span text:style-name="T5">),</text:span></text:p>
      <text:p text:style-name="P7"><text:soft-page-break/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Lord of the Ring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Fellowship of the Ring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Two Tower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Return of the King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Chronicles of Narnia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War of the World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Animal Farm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Old Man and the Sea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Tell-Tale Heart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Narrative of Arthur Gordon Pym of Nantucket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Complete Robot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Foundation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Foundation and Empire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Second Foundation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Picture of Dorian Gray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Hunt for Red October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Patriot Game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Clear and Present Danger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Bourne Identity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Bourne Supremacy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Bourne Ultimatum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text:span text:style-name="T4"> 3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Lost Tribe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text:span text:style-name="T4"> 3</text:span><text:span text:style-name="T5">)</text:span></text:p>
      <text:p text:style-name="P9">;</text:p>
      <text:p text:style-name="P6"/>
      <text:p text:style-name="P7"><text:span text:style-name="T2">INSERT</text:span><text:span text:style-name="T4"> </text:span><text:span text:style-name="T2">INTO</text:span><text:span text:style-name="T4"> Loans</text:span></text:p>
      <text:p text:style-name="P7"><text:span text:style-name="T2"><text:tab/></text:span><text:span text:style-name="T5">(</text:span><text:span text:style-name="T4">BookID</text:span><text:span text:style-name="T5">,</text:span><text:span text:style-name="T4"> ID</text:span><text:span text:style-name="T5">,</text:span><text:span text:style-name="T4"> CardNumber</text:span><text:span text:style-name="T5">,</text:span><text:span text:style-name="T4"> Date_Out</text:span><text:span text:style-name="T5">,</text:span><text:span text:style-name="T4"> Due_Date</text:span><text:span text:style-name="T5">)</text:span></text:p>
      <text:p text:style-name="P7"><text:span text:style-name="T4"><text:tab/></text:span><text:span text:style-name="T2">VALUES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IT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/text:p>
      <text:p text:style-name="P7"><text:span text:style-name="T2"><text:tab/></text:span><text:span text:style-name="T5">(</text:span><text:span text:style-name="T2">SELECT</text:span><text:span text:style-name="T4"> Card_Number </text:span><text:span text:style-name="T2">FROM</text:span><text:span text:style-name="T4"> Borrower </text:span><text:span text:style-name="T2">WHERE</text:span><text:span text:style-name="T4"> Name </text:span><text:span text:style-name="T5">=</text:span><text:span text:style-name="T4"> </text:span><text:span text:style-name="T6">'Rhys Bussiere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12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2-12'</text:span><text:span text:style-name="T5">)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Cujo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/text:p>
      <text:p text:style-name="P7"><text:span text:style-name="T2"><text:tab/></text:span><text:span text:style-name="T5">(</text:span><text:span text:style-name="T2">SELECT</text:span><text:span text:style-name="T4"> Card_Number </text:span><text:span text:style-name="T2">FROM</text:span><text:span text:style-name="T4"> Borrower </text:span><text:span text:style-name="T2">WHERE</text:span><text:span text:style-name="T4"> Name </text:span><text:span text:style-name="T5">=</text:span><text:span text:style-name="T4"> </text:span><text:span text:style-name="T6">'Rhys Bussiere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12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2-12'</text:span><text:span text:style-name="T5">)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Complete Robot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/text:p>
      <text:p text:style-name="P7"><text:span text:style-name="T2"><text:tab/></text:span><text:span text:style-name="T5">(</text:span><text:span text:style-name="T2">SELECT</text:span><text:span text:style-name="T4"> Card_Number </text:span><text:span text:style-name="T2">FROM</text:span><text:span text:style-name="T4"> Borrower </text:span><text:span text:style-name="T2">WHERE</text:span><text:span text:style-name="T4"> Name </text:span><text:span text:style-name="T5">=</text:span><text:span text:style-name="T4"> </text:span><text:span text:style-name="T6">'Rhys Bussiere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</text:span><text:soft-page-break/><text:span text:style-name="T6">12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2-12'</text:span><text:span text:style-name="T5">)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Hobbit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/text:p>
      <text:p text:style-name="P7"><text:span text:style-name="T2"><text:tab/></text:span><text:span text:style-name="T5">(</text:span><text:span text:style-name="T2">SELECT</text:span><text:span text:style-name="T4"> Card_Number </text:span><text:span text:style-name="T2">FROM</text:span><text:span text:style-name="T4"> Borrower </text:span><text:span text:style-name="T2">WHERE</text:span><text:span text:style-name="T4"> Name </text:span><text:span text:style-name="T5">=</text:span><text:span text:style-name="T4"> </text:span><text:span text:style-name="T6">'Rhys Bussiere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12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2-12'</text:span><text:span text:style-name="T5">)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Foundation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/text:p>
      <text:p text:style-name="P7"><text:span text:style-name="T2"><text:tab/></text:span><text:span text:style-name="T5">(</text:span><text:span text:style-name="T2">SELECT</text:span><text:span text:style-name="T4"> Card_Number </text:span><text:span text:style-name="T2">FROM</text:span><text:span text:style-name="T4"> Borrower </text:span><text:span text:style-name="T2">WHERE</text:span><text:span text:style-name="T4"> Name </text:span><text:span text:style-name="T5">=</text:span><text:span text:style-name="T4"> </text:span><text:span text:style-name="T6">'Rhys Bussiere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12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2-12'</text:span><text:span text:style-name="T5">)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Foundation and Empire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/text:p>
      <text:p text:style-name="P7"><text:span text:style-name="T2"><text:tab/></text:span><text:span text:style-name="T5">(</text:span><text:span text:style-name="T2">SELECT</text:span><text:span text:style-name="T4"> Card_Number </text:span><text:span text:style-name="T2">FROM</text:span><text:span text:style-name="T4"> Borrower </text:span><text:span text:style-name="T2">WHERE</text:span><text:span text:style-name="T4"> Name </text:span><text:span text:style-name="T5">=</text:span><text:span text:style-name="T4"> </text:span><text:span text:style-name="T6">'Rhys Bussiere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12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2-12'</text:span><text:span text:style-name="T5">)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Second Foundation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/text:p>
      <text:p text:style-name="P7"><text:span text:style-name="T2"><text:tab/></text:span><text:span text:style-name="T5">(</text:span><text:span text:style-name="T2">SELECT</text:span><text:span text:style-name="T4"> Card_Number </text:span><text:span text:style-name="T2">FROM</text:span><text:span text:style-name="T4"> Borrower </text:span><text:span text:style-name="T2">WHERE</text:span><text:span text:style-name="T4"> Name </text:span><text:span text:style-name="T5">=</text:span><text:span text:style-name="T4"> </text:span><text:span text:style-name="T6">'Rhys Bussiere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12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2-12'</text:span><text:span text:style-name="T5">)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I know Why the Caged Bird Sing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/text:p>
      <text:p text:style-name="P7"><text:span text:style-name="T2"><text:tab/></text:span><text:span text:style-name="T5">(</text:span><text:span text:style-name="T2">SELECT</text:span><text:span text:style-name="T4"> Card_Number </text:span><text:span text:style-name="T2">FROM</text:span><text:span text:style-name="T4"> Borrower </text:span><text:span text:style-name="T2">WHERE</text:span><text:span text:style-name="T4"> Name </text:span><text:span text:style-name="T5">=</text:span><text:span text:style-name="T4"> </text:span><text:span text:style-name="T6">'Megan Ohlendorf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03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16'</text:span><text:span text:style-name="T5">)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Heart of a Woman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/text:p>
      <text:p text:style-name="P7"><text:span text:style-name="T2"><text:tab/></text:span><text:span text:style-name="T5">(</text:span><text:span text:style-name="T2">SELECT</text:span><text:span text:style-name="T4"> Card_Number </text:span><text:span text:style-name="T2">FROM</text:span><text:span text:style-name="T4"> Borrower </text:span><text:span text:style-name="T2">WHERE</text:span><text:span text:style-name="T4"> Name </text:span><text:span text:style-name="T5">=</text:span><text:span text:style-name="T4"> </text:span><text:span text:style-name="T6">'Megan Ohlendorf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03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15'</text:span><text:span text:style-name="T5">)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Da Vinci Code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/text:p>
      <text:p text:style-name="P7"><text:span text:style-name="T2"><text:tab/></text:span><text:span text:style-name="T5">(</text:span><text:span text:style-name="T2">SELECT</text:span><text:span text:style-name="T4"> Card_Number </text:span><text:span text:style-name="T2">FROM</text:span><text:span text:style-name="T4"> Borrower </text:span><text:span text:style-name="T2">WHERE</text:span><text:span text:style-name="T4"> Name </text:span><text:span text:style-name="T5">=</text:span><text:span text:style-name="T4"> </text:span><text:span text:style-name="T6">'Megan Ohlendorf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03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14'</text:span><text:span text:style-name="T5">)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Chronicles of Narnia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/text:p>
      <text:p text:style-name="P7"><text:span text:style-name="T2"><text:tab/></text:span><text:span text:style-name="T5">(</text:span><text:span text:style-name="T2">SELECT</text:span><text:span text:style-name="T4"> Card_Number </text:span><text:span text:style-name="T2">FROM</text:span><text:span text:style-name="T4"> Borrower </text:span><text:span text:style-name="T2">WHERE</text:span><text:span text:style-name="T4"> Name </text:span><text:span text:style-name="T5">=</text:span><text:span text:style-name="T4"> </text:span><text:span text:style-name="T6">'Megan Ohlendorf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03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20'</text:span><text:span text:style-name="T5">)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Angels and Demon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harpstown'</text:span><text:span text:style-name="T5">),</text:span></text:p>
      <text:p text:style-name="P7"><text:span text:style-name="T2"><text:tab/></text:span><text:span text:style-name="T5">(</text:span><text:span text:style-name="T2">SELECT</text:span><text:span text:style-name="T4"> Card_Number </text:span><text:span text:style-name="T2">FROM</text:span><text:span text:style-name="T4"> Borrower </text:span><text:span text:style-name="T2">WHERE</text:span><text:span text:style-name="T4"> Name </text:span><text:span text:style-name="T5">=</text:span><text:span text:style-name="T4"> </text:span><text:span text:style-name="T6">'Megan Ohlendorf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03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19'</text:span><text:span text:style-name="T5">)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Sorcerers Stone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/text:p>
      <text:p text:style-name="P7"><text:span text:style-name="T2"><text:tab/></text:span><text:span text:style-name="T5">(</text:span><text:span text:style-name="T2">SELECT</text:span><text:span text:style-name="T4"> Card_Number </text:span><text:span text:style-name="T2">FROM</text:span><text:span text:style-name="T4"> Borrower </text:span><text:span text:style-name="T2">WHERE</text:span><text:span text:style-name="T4"> Name </text:span><text:span text:style-name="T5">=</text:span><text:span text:style-name="T4"> </text:span><text:span text:style-name="T6">'Doug Hanson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07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2-07'</text:span><text:span text:style-name="T5">)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Chamber of Secret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/text:p>
      <text:p text:style-name="P7"><text:span text:style-name="T2"><text:tab/></text:span><text:span text:style-name="T5">(</text:span><text:span text:style-name="T2">SELECT</text:span><text:span text:style-name="T4"> Card_Number </text:span><text:span text:style-name="T2">FROM</text:span><text:span text:style-name="T4"> Borrower </text:span><text:span text:style-name="T2">WHERE</text:span><text:span text:style-name="T4"> Name </text:span><text:span text:style-name="T5">=</text:span><text:span text:style-name="T4"> </text:span><text:span text:style-name="T6">'Doug Hanson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07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2-07'</text:span><text:span text:style-name="T5">)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Prisoner of Azkaban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/text:p>
      <text:p text:style-name="P7"><text:span text:style-name="T2"><text:tab/></text:span><text:span text:style-name="T5">(</text:span><text:span text:style-name="T2">SELECT</text:span><text:span text:style-name="T4"> Card_Number </text:span><text:span text:style-name="T2">FROM</text:span><text:span text:style-name="T4"> Borrower </text:span><text:span text:style-name="T2">WHERE</text:span><text:span text:style-name="T4"> Name </text:span><text:span text:style-name="T5">=</text:span><text:span text:style-name="T4"> </text:span><text:span text:style-name="T6">'Doug Hanson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07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2-07'</text:span><text:span text:style-name="T5">)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Half-Blood Prince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/text:p>
      <text:p text:style-name="P7"><text:span text:style-name="T2"><text:tab/></text:span><text:span text:style-name="T5">(</text:span><text:span text:style-name="T2">SELECT</text:span><text:span text:style-name="T4"> Card_Number </text:span><text:span text:style-name="T2">FROM</text:span><text:span text:style-name="T4"> Borrower </text:span><text:span text:style-name="T2">WHERE</text:span><text:span text:style-name="T4"> Name </text:span><text:span text:style-name="T5">=</text:span><text:span text:style-name="T4"> </text:span><text:span text:style-name="T6">'Doug Hanson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07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2-07'</text:span><text:span text:style-name="T5">)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Goblet of Fire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/text:p>
      <text:p text:style-name="P7"><text:span text:style-name="T2"><text:tab/></text:span><text:span text:style-name="T5">(</text:span><text:span text:style-name="T2">SELECT</text:span><text:span text:style-name="T4"> Card_Number </text:span><text:span text:style-name="T2">FROM</text:span><text:span text:style-name="T4"> Borrower </text:span><text:span text:style-name="T2">WHERE</text:span><text:span text:style-name="T4"> Name </text:span><text:span text:style-name="T5">=</text:span><text:span text:style-name="T4"> </text:span><text:span text:style-name="T6">'Doug Hanson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07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2-07'</text:span><text:span text:style-name="T5">)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Order of the Phoenix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/text:p>
      <text:p text:style-name="P7"><text:span text:style-name="T2"><text:tab/></text:span><text:span text:style-name="T5">(</text:span><text:span text:style-name="T2">SELECT</text:span><text:span text:style-name="T4"> Card_Number </text:span><text:span text:style-name="T2">FROM</text:span><text:span text:style-name="T4"> Borrower </text:span><text:span text:style-name="T2">WHERE</text:span><text:span text:style-name="T4"> Name </text:span><text:span text:style-name="T5">=</text:span><text:span text:style-name="T4"> </text:span><text:span text:style-name="T6">'Doug Hanson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</text:span><text:soft-page-break/><text:span text:style-name="T6">07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2-07'</text:span><text:span text:style-name="T5">)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rry Potter and the Deathly Hallow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/text:p>
      <text:p text:style-name="P7"><text:span text:style-name="T2"><text:tab/></text:span><text:span text:style-name="T5">(</text:span><text:span text:style-name="T2">SELECT</text:span><text:span text:style-name="T4"> Card_Number </text:span><text:span text:style-name="T2">FROM</text:span><text:span text:style-name="T4"> Borrower </text:span><text:span text:style-name="T2">WHERE</text:span><text:span text:style-name="T4"> Name </text:span><text:span text:style-name="T5">=</text:span><text:span text:style-name="T4"> </text:span><text:span text:style-name="T6">'Doug Hanson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12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2-12'</text:span><text:span text:style-name="T5">)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Old Man and the Sea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/text:p>
      <text:p text:style-name="P7"><text:span text:style-name="T2"><text:tab/></text:span><text:span text:style-name="T5">(</text:span><text:span text:style-name="T2">SELECT</text:span><text:span text:style-name="T4"> Card_Number </text:span><text:span text:style-name="T2">FROM</text:span><text:span text:style-name="T4"> Borrower </text:span><text:span text:style-name="T2">WHERE</text:span><text:span text:style-name="T4"> Name </text:span><text:span text:style-name="T5">=</text:span><text:span text:style-name="T4"> </text:span><text:span text:style-name="T6">'Michael Hemmingson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10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2-10'</text:span><text:span text:style-name="T5">)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War of the World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/text:p>
      <text:p text:style-name="P7"><text:span text:style-name="T2"><text:tab/></text:span><text:span text:style-name="T5">(</text:span><text:span text:style-name="T2">SELECT</text:span><text:span text:style-name="T4"> Card_Number </text:span><text:span text:style-name="T2">FROM</text:span><text:span text:style-name="T4"> Borrower </text:span><text:span text:style-name="T2">WHERE</text:span><text:span text:style-name="T4"> Name </text:span><text:span text:style-name="T5">=</text:span><text:span text:style-name="T4"> </text:span><text:span text:style-name="T6">'Michael Hemmingson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10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2-10'</text:span><text:span text:style-name="T5">)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Animal Farm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/text:p>
      <text:p text:style-name="P7"><text:span text:style-name="T2"><text:tab/></text:span><text:span text:style-name="T5">(</text:span><text:span text:style-name="T2">SELECT</text:span><text:span text:style-name="T4"> Card_Number </text:span><text:span text:style-name="T2">FROM</text:span><text:span text:style-name="T4"> Borrower </text:span><text:span text:style-name="T2">WHERE</text:span><text:span text:style-name="T4"> Name </text:span><text:span text:style-name="T5">=</text:span><text:span text:style-name="T4"> </text:span><text:span text:style-name="T6">'Michael Hemmingson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10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2-10'</text:span><text:span text:style-name="T5">)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Picture of Dorian Gray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/text:p>
      <text:p text:style-name="P7"><text:span text:style-name="T2"><text:tab/></text:span><text:span text:style-name="T5">(</text:span><text:span text:style-name="T2">SELECT</text:span><text:span text:style-name="T4"> Card_Number </text:span><text:span text:style-name="T2">FROM</text:span><text:span text:style-name="T4"> Borrower </text:span><text:span text:style-name="T2">WHERE</text:span><text:span text:style-name="T4"> Name </text:span><text:span text:style-name="T5">=</text:span><text:span text:style-name="T4"> </text:span><text:span text:style-name="T6">'Michael Hemmingson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10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2-10'</text:span><text:span text:style-name="T5">)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Lost Tribe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/text:p>
      <text:p text:style-name="P7"><text:span text:style-name="T2"><text:tab/></text:span><text:span text:style-name="T5">(</text:span><text:span text:style-name="T2">SELECT</text:span><text:span text:style-name="T4"> Card_Number </text:span><text:span text:style-name="T2">FROM</text:span><text:span text:style-name="T4"> Borrower </text:span><text:span text:style-name="T2">WHERE</text:span><text:span text:style-name="T4"> Name </text:span><text:span text:style-name="T5">=</text:span><text:span text:style-name="T4"> </text:span><text:span text:style-name="T6">'Michael Hemmingson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10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2-10'</text:span><text:span text:style-name="T5">)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Lord of the Ring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/text:p>
      <text:p text:style-name="P7"><text:span text:style-name="T2"><text:tab/></text:span><text:span text:style-name="T5">(</text:span><text:span text:style-name="T2">SELECT</text:span><text:span text:style-name="T4"> Card_Number </text:span><text:span text:style-name="T2">FROM</text:span><text:span text:style-name="T4"> Borrower </text:span><text:span text:style-name="T2">WHERE</text:span><text:span text:style-name="T4"> Name </text:span><text:span text:style-name="T5">=</text:span><text:span text:style-name="T4"> </text:span><text:span text:style-name="T6">'Jeff Brown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01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2-01'</text:span><text:span text:style-name="T5">)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Fellowship of the Ring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/text:p>
      <text:p text:style-name="P7"><text:span text:style-name="T2"><text:tab/></text:span><text:span text:style-name="T5">(</text:span><text:span text:style-name="T2">SELECT</text:span><text:span text:style-name="T4"> Card_Number </text:span><text:span text:style-name="T2">FROM</text:span><text:span text:style-name="T4"> Borrower </text:span><text:span text:style-name="T2">WHERE</text:span><text:span text:style-name="T4"> Name </text:span><text:span text:style-name="T5">=</text:span><text:span text:style-name="T4"> </text:span><text:span text:style-name="T6">'Jeff Brown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01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2-01'</text:span><text:span text:style-name="T5">)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Two Tower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/text:p>
      <text:p text:style-name="P7"><text:span text:style-name="T2"><text:tab/></text:span><text:span text:style-name="T5">(</text:span><text:span text:style-name="T2">SELECT</text:span><text:span text:style-name="T4"> Card_Number </text:span><text:span text:style-name="T2">FROM</text:span><text:span text:style-name="T4"> Borrower </text:span><text:span text:style-name="T2">WHERE</text:span><text:span text:style-name="T4"> Name </text:span><text:span text:style-name="T5">=</text:span><text:span text:style-name="T4"> </text:span><text:span text:style-name="T6">'Jeff Brown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01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2-01'</text:span><text:span text:style-name="T5">)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Return of the King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obblestone'</text:span><text:span text:style-name="T5">),</text:span></text:p>
      <text:p text:style-name="P7"><text:span text:style-name="T2"><text:tab/></text:span><text:span text:style-name="T5">(</text:span><text:span text:style-name="T2">SELECT</text:span><text:span text:style-name="T4"> Card_Number </text:span><text:span text:style-name="T2">FROM</text:span><text:span text:style-name="T4"> Borrower </text:span><text:span text:style-name="T2">WHERE</text:span><text:span text:style-name="T4"> Name </text:span><text:span text:style-name="T5">=</text:span><text:span text:style-name="T4"> </text:span><text:span text:style-name="T6">'Jeff Brown'</text:span><text:span text:style-name="T5">),</text:span><text:span text:style-name="T4"> </text:span><text:span text:style-name="T6">'2018-01-01'</text:span><text:span text:style-name="T5">,</text:span><text:span text:style-name="T4"> </text:span><text:span text:style-name="T6">'2018-02-01'</text:span><text:span text:style-name="T5">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NPC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/text:p>
      <text:p text:style-name="P7"><text:span text:style-name="T2"><text:tab/></text:span><text:span text:style-name="T5">(</text:span><text:span text:style-name="T2">SELECT</text:span><text:span text:style-name="T4"> Card_Number </text:span><text:span text:style-name="T2">FROM</text:span><text:span text:style-name="T4"> Borrower </text:span><text:span text:style-name="T2">WHERE</text:span><text:span text:style-name="T4"> Name </text:span><text:span text:style-name="T5">=</text:span><text:span text:style-name="T4"> </text:span><text:span text:style-name="T6">'Lyra Bussiere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08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2-08'</text:span><text:span text:style-name="T5">)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SuperPowered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/text:p>
      <text:p text:style-name="P7"><text:span text:style-name="T2"><text:tab/></text:span><text:span text:style-name="T5">(</text:span><text:span text:style-name="T2">SELECT</text:span><text:span text:style-name="T4"> Card_Number </text:span><text:span text:style-name="T2">FROM</text:span><text:span text:style-name="T4"> Borrower </text:span><text:span text:style-name="T2">WHERE</text:span><text:span text:style-name="T4"> Name </text:span><text:span text:style-name="T5">=</text:span><text:span text:style-name="T4"> </text:span><text:span text:style-name="T6">'Lyra Bussiere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01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2-01'</text:span><text:span text:style-name="T5">)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Hunt for Red October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/text:p>
      <text:p text:style-name="P7"><text:span text:style-name="T2"><text:tab/></text:span><text:span text:style-name="T5">(</text:span><text:span text:style-name="T2">SELECT</text:span><text:span text:style-name="T4"> Card_Number </text:span><text:span text:style-name="T2">FROM</text:span><text:span text:style-name="T4"> Borrower </text:span><text:span text:style-name="T2">WHERE</text:span><text:span text:style-name="T4"> Name </text:span><text:span text:style-name="T5">=</text:span><text:span text:style-name="T4"> </text:span><text:span text:style-name="T6">'Max Bussiere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04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2-04'</text:span><text:span text:style-name="T5">)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Patriot Game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/text:p>
      <text:p text:style-name="P7"><text:span text:style-name="T2"><text:tab/></text:span><text:span text:style-name="T5">(</text:span><text:span text:style-name="T2">SELECT</text:span><text:span text:style-name="T4"> Card_Number </text:span><text:span text:style-name="T2">FROM</text:span><text:span text:style-name="T4"> Borrower </text:span><text:span text:style-name="T2">WHERE</text:span><text:span text:style-name="T4"> Name </text:span><text:span text:style-name="T5">=</text:span><text:span text:style-name="T4"> </text:span><text:span text:style-name="T6">'Max Bussiere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04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2-04'</text:span><text:span text:style-name="T5">)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Clear and Present Danger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/text:p>
      <text:p text:style-name="P7"><text:span text:style-name="T2"><text:tab/></text:span><text:span text:style-name="T5">(</text:span><text:span text:style-name="T2">SELECT</text:span><text:span text:style-name="T4"> Card_Number </text:span><text:span text:style-name="T2">FROM</text:span><text:span text:style-name="T4"> Borrower </text:span><text:span text:style-name="T2">WHERE</text:span><text:span text:style-name="T4"> Name </text:span><text:span text:style-name="T5">=</text:span><text:span text:style-name="T4"> </text:span><text:span text:style-name="T6">'Max Bussiere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</text:span><text:soft-page-break/><text:span text:style-name="T6">04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2-04'</text:span><text:span text:style-name="T5">)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Nighthawk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/text:p>
      <text:p text:style-name="P7"><text:span text:style-name="T2"><text:tab/></text:span><text:span text:style-name="T5">(</text:span><text:span text:style-name="T2">SELECT</text:span><text:span text:style-name="T4"> Card_Number </text:span><text:span text:style-name="T2">FROM</text:span><text:span text:style-name="T4"> Borrower </text:span><text:span text:style-name="T2">WHERE</text:span><text:span text:style-name="T4"> Name </text:span><text:span text:style-name="T5">=</text:span><text:span text:style-name="T4"> </text:span><text:span text:style-name="T6">'John Hemmingson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02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2-02'</text:span><text:span text:style-name="T5">)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Havana Storm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/text:p>
      <text:p text:style-name="P7"><text:span text:style-name="T2"><text:tab/></text:span><text:span text:style-name="T5">(</text:span><text:span text:style-name="T2">SELECT</text:span><text:span text:style-name="T4"> Card_Number </text:span><text:span text:style-name="T2">FROM</text:span><text:span text:style-name="T4"> Borrower </text:span><text:span text:style-name="T2">WHERE</text:span><text:span text:style-name="T4"> Name </text:span><text:span text:style-name="T5">=</text:span><text:span text:style-name="T4"> </text:span><text:span text:style-name="T6">'John Hemmingson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02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2-02'</text:span><text:span text:style-name="T5">)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Bourne Identity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/text:p>
      <text:p text:style-name="P7"><text:span text:style-name="T2"><text:tab/></text:span><text:span text:style-name="T5">(</text:span><text:span text:style-name="T2">SELECT</text:span><text:span text:style-name="T4"> Card_Number </text:span><text:span text:style-name="T2">FROM</text:span><text:span text:style-name="T4"> Borrower </text:span><text:span text:style-name="T2">WHERE</text:span><text:span text:style-name="T4"> Name </text:span><text:span text:style-name="T5">=</text:span><text:span text:style-name="T4"> </text:span><text:span text:style-name="T6">'John Hemmingson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02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2-02'</text:span><text:span text:style-name="T5">)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Bourne Supremacy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/text:p>
      <text:p text:style-name="P7"><text:span text:style-name="T2"><text:tab/></text:span><text:span text:style-name="T5">(</text:span><text:span text:style-name="T2">SELECT</text:span><text:span text:style-name="T4"> Card_Number </text:span><text:span text:style-name="T2">FROM</text:span><text:span text:style-name="T4"> Borrower </text:span><text:span text:style-name="T2">WHERE</text:span><text:span text:style-name="T4"> Name </text:span><text:span text:style-name="T5">=</text:span><text:span text:style-name="T4"> </text:span><text:span text:style-name="T6">'John Hemmingson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02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2-02'</text:span><text:span text:style-name="T5">)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Bourne Ultimatum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Bender'</text:span><text:span text:style-name="T5">),</text:span></text:p>
      <text:p text:style-name="P7"><text:span text:style-name="T2"><text:tab/></text:span><text:span text:style-name="T5">(</text:span><text:span text:style-name="T2">SELECT</text:span><text:span text:style-name="T4"> Card_Number </text:span><text:span text:style-name="T2">FROM</text:span><text:span text:style-name="T4"> Borrower </text:span><text:span text:style-name="T2">WHERE</text:span><text:span text:style-name="T4"> Name </text:span><text:span text:style-name="T5">=</text:span><text:span text:style-name="T4"> </text:span><text:span text:style-name="T6">'John Hemmingson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02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2-02'</text:span><text:span text:style-name="T5">)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Tell-Tale Heart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/text:p>
      <text:p text:style-name="P7"><text:span text:style-name="T2"><text:tab/></text:span><text:span text:style-name="T5">(</text:span><text:span text:style-name="T2">SELECT</text:span><text:span text:style-name="T4"> Card_Number </text:span><text:span text:style-name="T2">FROM</text:span><text:span text:style-name="T4"> Borrower </text:span><text:span text:style-name="T2">WHERE</text:span><text:span text:style-name="T4"> Name </text:span><text:span text:style-name="T5">=</text:span><text:span text:style-name="T4"> </text:span><text:span text:style-name="T6">'Robbie Hauck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06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2-06'</text:span><text:span text:style-name="T5">)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Narrative of Arthur Gordon Pym of Nantucket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Springfield'</text:span><text:span text:style-name="T5">),</text:span></text:p>
      <text:p text:style-name="P7"><text:span text:style-name="T2"><text:tab/></text:span><text:span text:style-name="T5">(</text:span><text:span text:style-name="T2">SELECT</text:span><text:span text:style-name="T4"> Card_Number </text:span><text:span text:style-name="T2">FROM</text:span><text:span text:style-name="T4"> Borrower </text:span><text:span text:style-name="T2">WHERE</text:span><text:span text:style-name="T4"> Name </text:span><text:span text:style-name="T5">=</text:span><text:span text:style-name="T4"> </text:span><text:span text:style-name="T6">'Robbie Hauck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06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2-06'</text:span><text:span text:style-name="T5">)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Jurassic Park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/text:p>
      <text:p text:style-name="P7"><text:span text:style-name="T2"><text:tab/></text:span><text:span text:style-name="T5">(</text:span><text:span text:style-name="T2">SELECT</text:span><text:span text:style-name="T4"> Card_Number </text:span><text:span text:style-name="T2">FROM</text:span><text:span text:style-name="T4"> Borrower </text:span><text:span text:style-name="T2">WHERE</text:span><text:span text:style-name="T4"> Name </text:span><text:span text:style-name="T5">=</text:span><text:span text:style-name="T4"> </text:span><text:span text:style-name="T6">'Nick Williamson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03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2-03'</text:span><text:span text:style-name="T5">)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Andromeda Strain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/text:p>
      <text:p text:style-name="P7"><text:span text:style-name="T2"><text:tab/></text:span><text:span text:style-name="T5">(</text:span><text:span text:style-name="T2">SELECT</text:span><text:span text:style-name="T4"> Card_Number </text:span><text:span text:style-name="T2">FROM</text:span><text:span text:style-name="T4"> Borrower </text:span><text:span text:style-name="T2">WHERE</text:span><text:span text:style-name="T4"> Name </text:span><text:span text:style-name="T5">=</text:span><text:span text:style-name="T4"> </text:span><text:span text:style-name="T6">'Nick Williamson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03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2-03'</text:span><text:span text:style-name="T5">)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Psychopath Test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/text:p>
      <text:p text:style-name="P7"><text:span text:style-name="T2"><text:tab/></text:span><text:span text:style-name="T5">(</text:span><text:span text:style-name="T2">SELECT</text:span><text:span text:style-name="T4"> Card_Number </text:span><text:span text:style-name="T2">FROM</text:span><text:span text:style-name="T4"> Borrower </text:span><text:span text:style-name="T2">WHERE</text:span><text:span text:style-name="T4"> Name </text:span><text:span text:style-name="T5">=</text:span><text:span text:style-name="T4"> </text:span><text:span text:style-name="T6">'Nick Williamson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03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2-03'</text:span><text:span text:style-name="T5">)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Men Who Stare at Goats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Central'</text:span><text:span text:style-name="T5">),</text:span></text:p>
      <text:p text:style-name="P7"><text:span text:style-name="T2"><text:tab/></text:span><text:span text:style-name="T5">(</text:span><text:span text:style-name="T2">SELECT</text:span><text:span text:style-name="T4"> Card_Number </text:span><text:span text:style-name="T2">FROM</text:span><text:span text:style-name="T4"> Borrower </text:span><text:span text:style-name="T2">WHERE</text:span><text:span text:style-name="T4"> Name </text:span><text:span text:style-name="T5">=</text:span><text:span text:style-name="T4"> </text:span><text:span text:style-name="T6">'Nick Williamson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03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2-03'</text:span><text:span text:style-name="T5">)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IT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/text:p>
      <text:p text:style-name="P7"><text:span text:style-name="T2"><text:tab/></text:span><text:span text:style-name="T5">(</text:span><text:span text:style-name="T2">SELECT</text:span><text:span text:style-name="T4"> Card_Number </text:span><text:span text:style-name="T2">FROM</text:span><text:span text:style-name="T4"> Borrower </text:span><text:span text:style-name="T2">WHERE</text:span><text:span text:style-name="T4"> Name </text:span><text:span text:style-name="T5">=</text:span><text:span text:style-name="T4"> </text:span><text:span text:style-name="T6">'Nancy Bussiere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11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2-11'</text:span><text:span text:style-name="T5">)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Christine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/text:p>
      <text:p text:style-name="P7"><text:span text:style-name="T2"><text:tab/></text:span><text:span text:style-name="T5">(</text:span><text:span text:style-name="T2">SELECT</text:span><text:span text:style-name="T4"> Card_Number </text:span><text:span text:style-name="T2">FROM</text:span><text:span text:style-name="T4"> Borrower </text:span><text:span text:style-name="T2">WHERE</text:span><text:span text:style-name="T4"> Name </text:span><text:span text:style-name="T5">=</text:span><text:span text:style-name="T4"> </text:span><text:span text:style-name="T6">'Nancy Bussiere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11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2-11'</text:span><text:span text:style-name="T5">)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Cujo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/text:p>
      <text:p text:style-name="P7"><text:span text:style-name="T2"><text:tab/></text:span><text:span text:style-name="T5">(</text:span><text:span text:style-name="T2">SELECT</text:span><text:span text:style-name="T4"> Card_Number </text:span><text:span text:style-name="T2">FROM</text:span><text:span text:style-name="T4"> Borrower </text:span><text:span text:style-name="T2">WHERE</text:span><text:span text:style-name="T4"> Name </text:span><text:span text:style-name="T5">=</text:span><text:span text:style-name="T4"> </text:span><text:span text:style-name="T6">'Nancy Bussiere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11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2-11'</text:span><text:span text:style-name="T5">)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Adventures of Huckleberry Finn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/text:p>
      <text:p text:style-name="P7"><text:span text:style-name="T2"><text:tab/></text:span><text:span text:style-name="T5">(</text:span><text:span text:style-name="T2">SELECT</text:span><text:span text:style-name="T4"> Card_Number </text:span><text:span text:style-name="T2">FROM</text:span><text:span text:style-name="T4"> Borrower </text:span><text:span text:style-name="T2">WHERE</text:span><text:span text:style-name="T4"> Name </text:span><text:span text:style-name="T5">=</text:span><text:span text:style-name="T4"> </text:span><text:span text:style-name="T6">'Greg Bussiere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</text:span><text:soft-page-break/><text:span text:style-name="T6">11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2-11'</text:span><text:span text:style-name="T5">)),</text:span></text:p>
      <text:p text:style-name="P7"><text:span text:style-name="T2"><text:tab/></text:span><text:span text:style-name="T5">((</text:span><text:span text:style-name="T2">SELECT</text:span><text:span text:style-name="T4"> ID </text:span><text:span text:style-name="T2">FROM</text:span><text:span text:style-name="T4"> Book </text:span><text:span text:style-name="T2">WHERE</text:span><text:span text:style-name="T4"> Title </text:span><text:span text:style-name="T5">=</text:span><text:span text:style-name="T4"> </text:span><text:span text:style-name="T6">'The Adventures of Tom Sawyer'</text:span><text:span text:style-name="T5">),</text:span><text:span text:style-name="T2"> </text:span><text:span text:style-name="T5">(</text:span><text:span text:style-name="T2">SELECT</text:span><text:span text:style-name="T4"> ID </text:span><text:span text:style-name="T2">FROM</text:span><text:span text:style-name="T4"> Library_Branch </text:span><text:span text:style-name="T2">WHERE</text:span><text:span text:style-name="T4"> Name </text:span><text:span text:style-name="T5">=</text:span><text:span text:style-name="T4"> </text:span><text:span text:style-name="T6">'Yorkshire'</text:span><text:span text:style-name="T5">),</text:span></text:p>
      <text:p text:style-name="P7"><text:span text:style-name="T2"><text:tab/></text:span><text:span text:style-name="T5">(</text:span><text:span text:style-name="T2">SELECT</text:span><text:span text:style-name="T4"> Card_Number </text:span><text:span text:style-name="T2">FROM</text:span><text:span text:style-name="T4"> Borrower </text:span><text:span text:style-name="T2">WHERE</text:span><text:span text:style-name="T4"> Name </text:span><text:span text:style-name="T5">=</text:span><text:span text:style-name="T4"> </text:span><text:span text:style-name="T6">'Greg Bussiere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1-11'</text:span><text:span text:style-name="T5">),</text:span><text:span text:style-name="T4"> </text:span><text:span text:style-name="T7">CONVERT</text:span><text:span text:style-name="T5">(</text:span><text:span text:style-name="T2">DATE</text:span><text:span text:style-name="T5">,</text:span><text:span text:style-name="T4"> </text:span><text:span text:style-name="T6">'2018-02-11'</text:span><text:span text:style-name="T5">))</text:span></text:p>
      <text:p text:style-name="P9">;</text:p>
      <text:p text:style-name="P6"/>
      <text:p text:style-name="P7"><text:span text:style-name="T2">SELECT</text:span><text:span text:style-name="T4"> </text:span><text:span text:style-name="T5">*</text:span><text:span text:style-name="T4"> </text:span><text:span text:style-name="T2">FROM</text:span><text:span text:style-name="T4"> Loans</text:span></text:p>
      <text:p text:style-name="P6"/>
      <text:p text:style-name="P7"><text:span text:style-name="T2">SELECT</text:span><text:span text:style-name="T4"> </text:span><text:span text:style-name="T5">*</text:span><text:span text:style-name="T4"> </text:span><text:span text:style-name="T2">FROM</text:span><text:span text:style-name="T4"> Book</text:span></text:p>
      <text:p text:style-name="P6"/>
      <text:p text:style-name="P7"><text:span text:style-name="T2">SELECT</text:span><text:span text:style-name="T4"> </text:span><text:span text:style-name="T5">*</text:span><text:span text:style-name="T4"> </text:span><text:span text:style-name="T2">FROM</text:span><text:span text:style-name="T4"> Publisher</text:span></text:p>
      <text:p text:style-name="P6"/>
      <text:p text:style-name="P7"><text:span text:style-name="T2">SELECT</text:span><text:span text:style-name="T4"> </text:span><text:span text:style-name="T5">*</text:span><text:span text:style-name="T4"> </text:span><text:span text:style-name="T2">FROM</text:span><text:span text:style-name="T4"> Library_Branch</text:span></text:p>
      <text:p text:style-name="P6"/>
      <text:p text:style-name="P7"><text:span text:style-name="T2">SELECT</text:span><text:span text:style-name="T4"> </text:span><text:span text:style-name="T5">*</text:span><text:span text:style-name="T4"> </text:span><text:span text:style-name="T2">FROM</text:span><text:span text:style-name="T4"> Author</text:span></text:p>
      <text:p text:style-name="P6"/>
      <text:p text:style-name="P7"><text:span text:style-name="T2">SELECT</text:span><text:span text:style-name="T4"> </text:span><text:span text:style-name="T5">*</text:span><text:span text:style-name="T4"> </text:span><text:span text:style-name="T2">FROM</text:span><text:span text:style-name="T4"> Borrower</text:span></text:p>
      <text:p text:style-name="P6"/>
      <text:p text:style-name="P7"><text:span text:style-name="T2">SELECT</text:span><text:span text:style-name="T4"> </text:span><text:span text:style-name="T5">*</text:span><text:span text:style-name="T4"> </text:span><text:span text:style-name="T2">FROM</text:span><text:span text:style-name="T4"> Book_Copies</text:span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hys Bussiere</meta:initial-creator>
    <meta:creation-date>2018-01-12T14:40:24.01</meta:creation-date>
    <dc:date>2018-01-15T13:42:06.06</dc:date>
    <dc:creator>Rhys Bussiere</dc:creator>
    <meta:editing-duration>PT34M7S</meta:editing-duration>
    <meta:editing-cycles>15</meta:editing-cycles>
    <meta:generator>OpenOffice/4.1.5$Win32 OpenOffice.org_project/415m1$Build-9789</meta:generator>
    <meta:document-statistic meta:table-count="0" meta:image-count="0" meta:object-count="0" meta:page-count="18" meta:paragraph-count="605" meta:word-count="8905" meta:character-count="58856"/>
  </office:meta>
</office:document-meta>
</file>